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tiger_contactdetails" table:style-name="ta1">
        <table:table-column table:style-name="co1" table:number-columns-repeated="32" table:default-cell-style-name="ce1"/>
        <table:table-column table:style-name="co2" table:default-cell-style-name="ce1"/>
        <table:table-column table:style-name="co1" table:number-columns-repeated="17" table:default-cell-style-name="ce1"/>
        <table:table-column table:style-name="co3" table:number-columns-repeated="16334" table:default-cell-style-name="ce1"/>
        <table:table-row table:style-name="ro1">
          <table:table-cell office:value-type="string" table:style-name="ce1">
            <text:p>contactid</text:p>
          </table:table-cell>
          <table:table-cell office:value-type="string" table:style-name="ce1">
            <text:p>contact_no</text:p>
          </table:table-cell>
          <table:table-cell office:value-type="string" table:style-name="ce1">
            <text:p>parentid</text:p>
          </table:table-cell>
          <table:table-cell office:value-type="string" table:style-name="ce1">
            <text:p>salutation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reportsto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usertype</text:p>
          </table:table-cell>
          <table:table-cell office:value-type="string" table:style-name="ce1">
            <text:p>contacttype</text:p>
          </table:table-cell>
          <table:table-cell office:value-type="string" table:style-name="ce1">
            <text:p>otheremail</text:p>
          </table:table-cell>
          <table:table-cell office:value-type="string" table:style-name="ce1">
            <text:p>donotcall</text:p>
          </table:table-cell>
          <table:table-cell office:value-type="string" table:style-name="ce1">
            <text:p>emailoptout</text:p>
          </table:table-cell>
          <table:table-cell office:value-type="string" table:style-name="ce1">
            <text:p>imagename</text:p>
          </table:table-cell>
          <table:table-cell office:value-type="string" table:style-name="ce1">
            <text:p>isconvertedfromlead</text:p>
          </table:table-cell>
          <table:table-cell office:value-type="string" table:style-name="ce1">
            <text:p>verification</text:p>
          </table:table-cell>
          <table:table-cell office:value-type="string" table:style-name="ce1">
            <text:p>secondary_email</text:p>
          </table:table-cell>
          <table:table-cell office:value-type="string" table:style-name="ce1">
            <text:p>notifilanguage</text:p>
          </table:table-cell>
          <table:table-cell office:value-type="string" table:style-name="ce1">
            <text:p>contactstatus</text:p>
          </table:table-cell>
          <table:table-cell office:value-type="string" table:style-name="ce1">
            <text:p>dav_status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decision_maker</text:p>
          </table:table-cell>
          <table:table-cell office:value-type="string" table:style-name="ce1">
            <text:p>sum_time</text:p>
          </table:table-cell>
          <table:table-cell office:value-type="string" table:style-name="ce1">
            <text:p>phone_extra</text:p>
          </table:table-cell>
          <table:table-cell office:value-type="string" table:style-name="ce1">
            <text:p>mobile_extra</text:p>
          </table:table-cell>
          <table:table-cell office:value-type="string" table:style-name="ce1">
            <text:p>approvals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fullname</text:p>
          </table:table-cell>
          <table:table-cell office:value-type="string" table:style-name="ce1">
            <text:p>nickname</text:p>
          </table:table-cell>
          <table:table-cell office:value-type="string" table:style-name="ce1">
            <text:p>stakeholder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id_number</text:p>
          </table:table-cell>
          <table:table-cell office:value-type="string" table:style-name="ce1">
            <text:p>soc_sec_nbr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birthplace</text:p>
          </table:table-cell>
          <table:table-cell office:value-type="string" table:style-name="ce1">
            <text:p>tax_id_nbr</text:p>
          </table:table-cell>
          <table:table-cell office:value-type="string" table:style-name="ce1">
            <text:p>passport_nbr</text:p>
          </table:table-cell>
          <table:table-cell office:value-type="string" table:style-name="ce1">
            <text:p>passport_exp_date</text:p>
          </table:table-cell>
          <table:table-cell office:value-type="string" table:style-name="ce1">
            <text:p>bank_account_nbr</text:p>
          </table:table-cell>
          <table:table-cell office:value-type="string" table:style-name="ce1">
            <text:p>madrich_training</text:p>
          </table:table-cell>
          <table:table-cell office:value-type="string" table:style-name="ce1">
            <text:p>vaccinated</text:p>
          </table:table-cell>
          <table:table-cell office:value-type="string" table:style-name="ce1">
            <text:p>parents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origin_country</text:p>
          </table:table-cell>
          <table:table-cell office:value-type="string" table:style-name="ce1">
            <text:p>contact_accoun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next_birthday</text:p>
          </table:table-cell>
          <table:table-cell table:number-columns-repeated="16334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C7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17" table:formula="of:=&quot;FN&quot;&amp;[.A2]" table:style-name="ce1">
            <text:p>FN817</text:p>
          </table:table-cell>
          <table:table-cell office:value-type="string" office:string-value="LNC701" table:formula="of:=&quot;LN&quot;&amp;[.B2]" table:style-name="ce1">
            <text:p>LNC701</text:p>
          </table:table-cell>
          <table:table-cell office:value-type="string" office:string-value="MAILC701" table:formula="of:=&quot;MAIL&quot;&amp;[.B2]" table:style-name="ce1">
            <text:p>MAILC701</text:p>
          </table:table-cell>
          <table:table-cell office:value-type="string" table:style-name="ce1">
            <text:p>NULL</text:p>
          </table:table-cell>
          <table:table-cell office:value-type="string" office:string-value="TELC701" table:formula="of:=&quot;TEL&quot;&amp;[.B2]" table:style-name="ce1">
            <text:p>TELC7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C7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0" table:formula="of:=&quot;FN&quot;&amp;[.A3]" table:style-name="ce1">
            <text:p>FN820</text:p>
          </table:table-cell>
          <table:table-cell office:value-type="string" office:string-value="LNC704" table:formula="of:=&quot;LN&quot;&amp;[.B3]" table:style-name="ce1">
            <text:p>LNC704</text:p>
          </table:table-cell>
          <table:table-cell office:value-type="string" office:string-value="MAILC704" table:formula="of:=&quot;MAIL&quot;&amp;[.B3]" table:style-name="ce1">
            <text:p>MAILC704</text:p>
          </table:table-cell>
          <table:table-cell office:value-type="string" table:style-name="ce1">
            <text:p>NULL</text:p>
          </table:table-cell>
          <table:table-cell office:value-type="string" office:string-value="TELC704" table:formula="of:=&quot;TEL&quot;&amp;[.B3]" table:style-name="ce1">
            <text:p>TELC7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C7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1" table:formula="of:=&quot;FN&quot;&amp;[.A4]" table:style-name="ce1">
            <text:p>FN821</text:p>
          </table:table-cell>
          <table:table-cell office:value-type="string" office:string-value="LNC705" table:formula="of:=&quot;LN&quot;&amp;[.B4]" table:style-name="ce1">
            <text:p>LNC705</text:p>
          </table:table-cell>
          <table:table-cell office:value-type="string" office:string-value="MAILC705" table:formula="of:=&quot;MAIL&quot;&amp;[.B4]" table:style-name="ce1">
            <text:p>MAILC705</text:p>
          </table:table-cell>
          <table:table-cell office:value-type="string" table:style-name="ce1">
            <text:p>NULL</text:p>
          </table:table-cell>
          <table:table-cell office:value-type="string" office:string-value="TELC705" table:formula="of:=&quot;TEL&quot;&amp;[.B4]" table:style-name="ce1">
            <text:p>TELC7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C7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2" table:formula="of:=&quot;FN&quot;&amp;[.A5]" table:style-name="ce1">
            <text:p>FN822</text:p>
          </table:table-cell>
          <table:table-cell office:value-type="string" office:string-value="LNC706" table:formula="of:=&quot;LN&quot;&amp;[.B5]" table:style-name="ce1">
            <text:p>LNC706</text:p>
          </table:table-cell>
          <table:table-cell office:value-type="string" office:string-value="MAILC706" table:formula="of:=&quot;MAIL&quot;&amp;[.B5]" table:style-name="ce1">
            <text:p>MAILC706</text:p>
          </table:table-cell>
          <table:table-cell office:value-type="string" table:style-name="ce1">
            <text:p>NULL</text:p>
          </table:table-cell>
          <table:table-cell office:value-type="string" office:string-value="TELC706" table:formula="of:=&quot;TEL&quot;&amp;[.B5]" table:style-name="ce1">
            <text:p>TELC7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C7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3" table:formula="of:=&quot;FN&quot;&amp;[.A6]" table:style-name="ce1">
            <text:p>FN823</text:p>
          </table:table-cell>
          <table:table-cell office:value-type="string" office:string-value="LNC707" table:formula="of:=&quot;LN&quot;&amp;[.B6]" table:style-name="ce1">
            <text:p>LNC707</text:p>
          </table:table-cell>
          <table:table-cell office:value-type="string" office:string-value="MAILC707" table:formula="of:=&quot;MAIL&quot;&amp;[.B6]" table:style-name="ce1">
            <text:p>MAILC707</text:p>
          </table:table-cell>
          <table:table-cell office:value-type="string" table:style-name="ce1">
            <text:p>NULL</text:p>
          </table:table-cell>
          <table:table-cell office:value-type="string" office:string-value="TELC707" table:formula="of:=&quot;TEL&quot;&amp;[.B6]" table:style-name="ce1">
            <text:p>TELC7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C7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4" table:formula="of:=&quot;FN&quot;&amp;[.A7]" table:style-name="ce1">
            <text:p>FN824</text:p>
          </table:table-cell>
          <table:table-cell office:value-type="string" office:string-value="LNC708" table:formula="of:=&quot;LN&quot;&amp;[.B7]" table:style-name="ce1">
            <text:p>LNC708</text:p>
          </table:table-cell>
          <table:table-cell office:value-type="string" office:string-value="MAILC708" table:formula="of:=&quot;MAIL&quot;&amp;[.B7]" table:style-name="ce1">
            <text:p>MAILC708</text:p>
          </table:table-cell>
          <table:table-cell office:value-type="string" table:style-name="ce1">
            <text:p>NULL</text:p>
          </table:table-cell>
          <table:table-cell office:value-type="string" office:string-value="TELC708" table:formula="of:=&quot;TEL&quot;&amp;[.B7]" table:style-name="ce1">
            <text:p>TELC7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25,826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C7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5" table:formula="of:=&quot;FN&quot;&amp;[.A8]" table:style-name="ce1">
            <text:p>FN825</text:p>
          </table:table-cell>
          <table:table-cell office:value-type="string" office:string-value="LNC709" table:formula="of:=&quot;LN&quot;&amp;[.B8]" table:style-name="ce1">
            <text:p>LNC709</text:p>
          </table:table-cell>
          <table:table-cell office:value-type="string" office:string-value="MAILC709" table:formula="of:=&quot;MAIL&quot;&amp;[.B8]" table:style-name="ce1">
            <text:p>MAILC709</text:p>
          </table:table-cell>
          <table:table-cell office:value-type="string" table:style-name="ce1">
            <text:p>NULL</text:p>
          </table:table-cell>
          <table:table-cell office:value-type="string" office:string-value="TELC709" table:formula="of:=&quot;TEL&quot;&amp;[.B8]" table:style-name="ce1">
            <text:p>TELC7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0" table:style-name="ce1">
            <text:p>2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C7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6" table:formula="of:=&quot;FN&quot;&amp;[.A9]" table:style-name="ce1">
            <text:p>FN826</text:p>
          </table:table-cell>
          <table:table-cell office:value-type="string" office:string-value="LNC710" table:formula="of:=&quot;LN&quot;&amp;[.B9]" table:style-name="ce1">
            <text:p>LNC710</text:p>
          </table:table-cell>
          <table:table-cell office:value-type="string" office:string-value="MAILC710" table:formula="of:=&quot;MAIL&quot;&amp;[.B9]" table:style-name="ce1">
            <text:p>MAILC710</text:p>
          </table:table-cell>
          <table:table-cell office:value-type="string" table:style-name="ce1">
            <text:p>NULL</text:p>
          </table:table-cell>
          <table:table-cell office:value-type="string" office:string-value="TELC710" table:formula="of:=&quot;TEL&quot;&amp;[.B9]" table:style-name="ce1">
            <text:p>TELC7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C7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7" table:formula="of:=&quot;FN&quot;&amp;[.A10]" table:style-name="ce1">
            <text:p>FN827</text:p>
          </table:table-cell>
          <table:table-cell office:value-type="string" office:string-value="LNC711" table:formula="of:=&quot;LN&quot;&amp;[.B10]" table:style-name="ce1">
            <text:p>LNC711</text:p>
          </table:table-cell>
          <table:table-cell office:value-type="string" office:string-value="MAILC711" table:formula="of:=&quot;MAIL&quot;&amp;[.B10]" table:style-name="ce1">
            <text:p>MAILC711</text:p>
          </table:table-cell>
          <table:table-cell office:value-type="string" table:style-name="ce1">
            <text:p>NULL</text:p>
          </table:table-cell>
          <table:table-cell office:value-type="string" office:string-value="TELC711" table:formula="of:=&quot;TEL&quot;&amp;[.B10]" table:style-name="ce1">
            <text:p>TELC7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C7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8" table:formula="of:=&quot;FN&quot;&amp;[.A11]" table:style-name="ce1">
            <text:p>FN828</text:p>
          </table:table-cell>
          <table:table-cell office:value-type="string" office:string-value="LNC712" table:formula="of:=&quot;LN&quot;&amp;[.B11]" table:style-name="ce1">
            <text:p>LNC712</text:p>
          </table:table-cell>
          <table:table-cell office:value-type="string" office:string-value="MAILC712" table:formula="of:=&quot;MAIL&quot;&amp;[.B11]" table:style-name="ce1">
            <text:p>MAILC712</text:p>
          </table:table-cell>
          <table:table-cell office:value-type="string" table:style-name="ce1">
            <text:p>NULL</text:p>
          </table:table-cell>
          <table:table-cell office:value-type="string" office:string-value="TELC712" table:formula="of:=&quot;TEL&quot;&amp;[.B11]" table:style-name="ce1">
            <text:p>TELC7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0" table:style-name="ce1">
            <text:p>2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C7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9" table:formula="of:=&quot;FN&quot;&amp;[.A12]" table:style-name="ce1">
            <text:p>FN829</text:p>
          </table:table-cell>
          <table:table-cell office:value-type="string" office:string-value="LNC713" table:formula="of:=&quot;LN&quot;&amp;[.B12]" table:style-name="ce1">
            <text:p>LNC713</text:p>
          </table:table-cell>
          <table:table-cell office:value-type="string" office:string-value="MAILC713" table:formula="of:=&quot;MAIL&quot;&amp;[.B12]" table:style-name="ce1">
            <text:p>MAILC713</text:p>
          </table:table-cell>
          <table:table-cell office:value-type="string" table:style-name="ce1">
            <text:p>NULL</text:p>
          </table:table-cell>
          <table:table-cell office:value-type="string" office:string-value="TELC713" table:formula="of:=&quot;TEL&quot;&amp;[.B12]" table:style-name="ce1">
            <text:p>TELC7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IF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C7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0" table:formula="of:=&quot;FN&quot;&amp;[.A13]" table:style-name="ce1">
            <text:p>FN830</text:p>
          </table:table-cell>
          <table:table-cell office:value-type="string" office:string-value="LNC714" table:formula="of:=&quot;LN&quot;&amp;[.B13]" table:style-name="ce1">
            <text:p>LNC714</text:p>
          </table:table-cell>
          <table:table-cell office:value-type="string" office:string-value="MAILC714" table:formula="of:=&quot;MAIL&quot;&amp;[.B13]" table:style-name="ce1">
            <text:p>MAILC714</text:p>
          </table:table-cell>
          <table:table-cell office:value-type="string" table:style-name="ce1">
            <text:p>NULL</text:p>
          </table:table-cell>
          <table:table-cell office:value-type="string" office:string-value="TELC714" table:formula="of:=&quot;TEL&quot;&amp;[.B13]" table:style-name="ce1">
            <text:p>TELC7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04-09-16T00:00:00" table:style-name="ce2">
            <text:p>04.09.16.</text:p>
          </table:table-cell>
          <table:table-cell table:number-columns-repeated="16334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C7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1" table:formula="of:=&quot;FN&quot;&amp;[.A14]" table:style-name="ce1">
            <text:p>FN831</text:p>
          </table:table-cell>
          <table:table-cell office:value-type="string" office:string-value="LNC715" table:formula="of:=&quot;LN&quot;&amp;[.B14]" table:style-name="ce1">
            <text:p>LNC715</text:p>
          </table:table-cell>
          <table:table-cell office:value-type="string" office:string-value="MAILC715" table:formula="of:=&quot;MAIL&quot;&amp;[.B14]" table:style-name="ce1">
            <text:p>MAILC715</text:p>
          </table:table-cell>
          <table:table-cell office:value-type="string" table:style-name="ce1">
            <text:p>NULL</text:p>
          </table:table-cell>
          <table:table-cell office:value-type="string" office:string-value="TELC715" table:formula="of:=&quot;TEL&quot;&amp;[.B14]" table:style-name="ce1">
            <text:p>TELC7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C7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2" table:formula="of:=&quot;FN&quot;&amp;[.A15]" table:style-name="ce1">
            <text:p>FN832</text:p>
          </table:table-cell>
          <table:table-cell office:value-type="string" office:string-value="LNC716" table:formula="of:=&quot;LN&quot;&amp;[.B15]" table:style-name="ce1">
            <text:p>LNC716</text:p>
          </table:table-cell>
          <table:table-cell office:value-type="string" office:string-value="MAILC716" table:formula="of:=&quot;MAIL&quot;&amp;[.B15]" table:style-name="ce1">
            <text:p>MAILC716</text:p>
          </table:table-cell>
          <table:table-cell office:value-type="string" table:style-name="ce1">
            <text:p>NULL</text:p>
          </table:table-cell>
          <table:table-cell office:value-type="string" office:string-value="TELC716" table:formula="of:=&quot;TEL&quot;&amp;[.B15]" table:style-name="ce1">
            <text:p>TELC7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office:value-type="string" table:style-name="ce1">
            <text:p>Julcsi</text:p>
          </table:table-cell>
          <table:table-cell office:value-type="string" table:style-name="ce1">
            <text:p>Alumni |##| Segítő</text:p>
          </table:table-cell>
          <table:table-cell office:value-type="float" office:value="24" table:style-name="ce1">
            <text:p>24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C7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3" table:formula="of:=&quot;FN&quot;&amp;[.A16]" table:style-name="ce1">
            <text:p>FN833</text:p>
          </table:table-cell>
          <table:table-cell office:value-type="string" office:string-value="LNC717" table:formula="of:=&quot;LN&quot;&amp;[.B16]" table:style-name="ce1">
            <text:p>LNC717</text:p>
          </table:table-cell>
          <table:table-cell office:value-type="string" office:string-value="MAILC717" table:formula="of:=&quot;MAIL&quot;&amp;[.B16]" table:style-name="ce1">
            <text:p>MAILC717</text:p>
          </table:table-cell>
          <table:table-cell office:value-type="string" table:style-name="ce1">
            <text:p>NULL</text:p>
          </table:table-cell>
          <table:table-cell office:value-type="string" office:string-value="TELC717" table:formula="of:=&quot;TEL&quot;&amp;[.B16]" table:style-name="ce1">
            <text:p>TELC7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31,832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C7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4" table:formula="of:=&quot;FN&quot;&amp;[.A17]" table:style-name="ce1">
            <text:p>FN834</text:p>
          </table:table-cell>
          <table:table-cell office:value-type="string" office:string-value="LNC718" table:formula="of:=&quot;LN&quot;&amp;[.B17]" table:style-name="ce1">
            <text:p>LNC718</text:p>
          </table:table-cell>
          <table:table-cell office:value-type="string" office:string-value="MAILC718" table:formula="of:=&quot;MAIL&quot;&amp;[.B17]" table:style-name="ce1">
            <text:p>MAILC718</text:p>
          </table:table-cell>
          <table:table-cell office:value-type="string" table:style-name="ce1">
            <text:p>NULL</text:p>
          </table:table-cell>
          <table:table-cell office:value-type="string" office:string-value="TELC718" table:formula="of:=&quot;TEL&quot;&amp;[.B17]" table:style-name="ce1">
            <text:p>TELC7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C7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5" table:formula="of:=&quot;FN&quot;&amp;[.A18]" table:style-name="ce1">
            <text:p>FN835</text:p>
          </table:table-cell>
          <table:table-cell office:value-type="string" office:string-value="LNC719" table:formula="of:=&quot;LN&quot;&amp;[.B18]" table:style-name="ce1">
            <text:p>LNC719</text:p>
          </table:table-cell>
          <table:table-cell office:value-type="string" office:string-value="MAILC719" table:formula="of:=&quot;MAIL&quot;&amp;[.B18]" table:style-name="ce1">
            <text:p>MAILC719</text:p>
          </table:table-cell>
          <table:table-cell office:value-type="string" table:style-name="ce1">
            <text:p>NULL</text:p>
          </table:table-cell>
          <table:table-cell office:value-type="string" office:string-value="TELC719" table:formula="of:=&quot;TEL&quot;&amp;[.B18]" table:style-name="ce1">
            <text:p>TELC7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C7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6" table:formula="of:=&quot;FN&quot;&amp;[.A19]" table:style-name="ce1">
            <text:p>FN836</text:p>
          </table:table-cell>
          <table:table-cell office:value-type="string" office:string-value="LNC720" table:formula="of:=&quot;LN&quot;&amp;[.B19]" table:style-name="ce1">
            <text:p>LNC720</text:p>
          </table:table-cell>
          <table:table-cell office:value-type="string" office:string-value="MAILC720" table:formula="of:=&quot;MAIL&quot;&amp;[.B19]" table:style-name="ce1">
            <text:p>MAILC720</text:p>
          </table:table-cell>
          <table:table-cell office:value-type="string" table:style-name="ce1">
            <text:p>NULL</text:p>
          </table:table-cell>
          <table:table-cell office:value-type="string" office:string-value="TELC720" table:formula="of:=&quot;TEL&quot;&amp;[.B19]" table:style-name="ce1">
            <text:p>TELC7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C7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7" table:formula="of:=&quot;FN&quot;&amp;[.A20]" table:style-name="ce1">
            <text:p>FN837</text:p>
          </table:table-cell>
          <table:table-cell office:value-type="string" office:string-value="LNC721" table:formula="of:=&quot;LN&quot;&amp;[.B20]" table:style-name="ce1">
            <text:p>LNC721</text:p>
          </table:table-cell>
          <table:table-cell office:value-type="string" office:string-value="MAILC721" table:formula="of:=&quot;MAIL&quot;&amp;[.B20]" table:style-name="ce1">
            <text:p>MAILC721</text:p>
          </table:table-cell>
          <table:table-cell office:value-type="string" table:style-name="ce1">
            <text:p>NULL</text:p>
          </table:table-cell>
          <table:table-cell office:value-type="string" office:string-value="TELC721" table:formula="of:=&quot;TEL&quot;&amp;[.B20]" table:style-name="ce1">
            <text:p>TELC7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C7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8" table:formula="of:=&quot;FN&quot;&amp;[.A21]" table:style-name="ce1">
            <text:p>FN838</text:p>
          </table:table-cell>
          <table:table-cell office:value-type="string" office:string-value="LNC722" table:formula="of:=&quot;LN&quot;&amp;[.B21]" table:style-name="ce1">
            <text:p>LNC722</text:p>
          </table:table-cell>
          <table:table-cell office:value-type="string" office:string-value="MAILC722" table:formula="of:=&quot;MAIL&quot;&amp;[.B21]" table:style-name="ce1">
            <text:p>MAILC722</text:p>
          </table:table-cell>
          <table:table-cell office:value-type="string" table:style-name="ce1">
            <text:p>NULL</text:p>
          </table:table-cell>
          <table:table-cell office:value-type="string" office:string-value="TELC722" table:formula="of:=&quot;TEL&quot;&amp;[.B21]" table:style-name="ce1">
            <text:p>TELC7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office:value-type="string" table:style-name="ce1">
            <text:p>Bobo</text:p>
          </table:table-cell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C7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39" table:formula="of:=&quot;FN&quot;&amp;[.A22]" table:style-name="ce1">
            <text:p>FN839</text:p>
          </table:table-cell>
          <table:table-cell office:value-type="string" office:string-value="LNC723" table:formula="of:=&quot;LN&quot;&amp;[.B22]" table:style-name="ce1">
            <text:p>LNC723</text:p>
          </table:table-cell>
          <table:table-cell office:value-type="string" office:string-value="MAILC723" table:formula="of:=&quot;MAIL&quot;&amp;[.B22]" table:style-name="ce1">
            <text:p>MAILC723</text:p>
          </table:table-cell>
          <table:table-cell office:value-type="string" table:style-name="ce1">
            <text:p>NULL</text:p>
          </table:table-cell>
          <table:table-cell office:value-type="string" office:string-value="TELC723" table:formula="of:=&quot;TEL&quot;&amp;[.B22]" table:style-name="ce1">
            <text:p>TELC7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C7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0" table:formula="of:=&quot;FN&quot;&amp;[.A23]" table:style-name="ce1">
            <text:p>FN840</text:p>
          </table:table-cell>
          <table:table-cell office:value-type="string" office:string-value="LNC724" table:formula="of:=&quot;LN&quot;&amp;[.B23]" table:style-name="ce1">
            <text:p>LNC724</text:p>
          </table:table-cell>
          <table:table-cell office:value-type="string" office:string-value="MAILC724" table:formula="of:=&quot;MAIL&quot;&amp;[.B23]" table:style-name="ce1">
            <text:p>MAILC724</text:p>
          </table:table-cell>
          <table:table-cell office:value-type="string" table:style-name="ce1">
            <text:p>NULL</text:p>
          </table:table-cell>
          <table:table-cell office:value-type="string" office:string-value="TELC724" table:formula="of:=&quot;TEL&quot;&amp;[.B23]" table:style-name="ce1">
            <text:p>TELC7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C7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1" table:formula="of:=&quot;FN&quot;&amp;[.A24]" table:style-name="ce1">
            <text:p>FN841</text:p>
          </table:table-cell>
          <table:table-cell office:value-type="string" office:string-value="LNC725" table:formula="of:=&quot;LN&quot;&amp;[.B24]" table:style-name="ce1">
            <text:p>LNC725</text:p>
          </table:table-cell>
          <table:table-cell office:value-type="string" office:string-value="MAILC725" table:formula="of:=&quot;MAIL&quot;&amp;[.B24]" table:style-name="ce1">
            <text:p>MAILC725</text:p>
          </table:table-cell>
          <table:table-cell office:value-type="string" table:style-name="ce1">
            <text:p>NULL</text:p>
          </table:table-cell>
          <table:table-cell office:value-type="string" office:string-value="TELC725" table:formula="of:=&quot;TEL&quot;&amp;[.B24]" table:style-name="ce1">
            <text:p>TELC7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C72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2" table:formula="of:=&quot;FN&quot;&amp;[.A25]" table:style-name="ce1">
            <text:p>FN842</text:p>
          </table:table-cell>
          <table:table-cell office:value-type="string" office:string-value="LNC726" table:formula="of:=&quot;LN&quot;&amp;[.B25]" table:style-name="ce1">
            <text:p>LNC726</text:p>
          </table:table-cell>
          <table:table-cell office:value-type="string" office:string-value="MAILC726" table:formula="of:=&quot;MAIL&quot;&amp;[.B25]" table:style-name="ce1">
            <text:p>MAILC726</text:p>
          </table:table-cell>
          <table:table-cell office:value-type="string" table:style-name="ce1">
            <text:p>NULL</text:p>
          </table:table-cell>
          <table:table-cell office:value-type="string" office:string-value="TELC726" table:formula="of:=&quot;TEL&quot;&amp;[.B25]" table:style-name="ce1">
            <text:p>TELC7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+36204038061</text:p>
          </table:table-cell>
          <table:table-cell table:number-columns-repeated="2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C72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3" table:formula="of:=&quot;FN&quot;&amp;[.A26]" table:style-name="ce1">
            <text:p>FN843</text:p>
          </table:table-cell>
          <table:table-cell office:value-type="string" office:string-value="LNC727" table:formula="of:=&quot;LN&quot;&amp;[.B26]" table:style-name="ce1">
            <text:p>LNC727</text:p>
          </table:table-cell>
          <table:table-cell office:value-type="string" office:string-value="MAILC727" table:formula="of:=&quot;MAIL&quot;&amp;[.B26]" table:style-name="ce1">
            <text:p>MAILC727</text:p>
          </table:table-cell>
          <table:table-cell office:value-type="string" table:style-name="ce1">
            <text:p>NULL</text:p>
          </table:table-cell>
          <table:table-cell office:value-type="string" office:string-value="TELC727" table:formula="of:=&quot;TEL&quot;&amp;[.B26]" table:style-name="ce1">
            <text:p>TELC7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C72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4" table:formula="of:=&quot;FN&quot;&amp;[.A27]" table:style-name="ce1">
            <text:p>FN844</text:p>
          </table:table-cell>
          <table:table-cell office:value-type="string" office:string-value="LNC728" table:formula="of:=&quot;LN&quot;&amp;[.B27]" table:style-name="ce1">
            <text:p>LNC728</text:p>
          </table:table-cell>
          <table:table-cell office:value-type="string" office:string-value="MAILC728" table:formula="of:=&quot;MAIL&quot;&amp;[.B27]" table:style-name="ce1">
            <text:p>MAILC728</text:p>
          </table:table-cell>
          <table:table-cell office:value-type="string" table:style-name="ce1">
            <text:p>NULL</text:p>
          </table:table-cell>
          <table:table-cell office:value-type="string" office:string-value="TELC728" table:formula="of:=&quot;TEL&quot;&amp;[.B27]" table:style-name="ce1">
            <text:p>TELC7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C72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5" table:formula="of:=&quot;FN&quot;&amp;[.A28]" table:style-name="ce1">
            <text:p>FN845</text:p>
          </table:table-cell>
          <table:table-cell office:value-type="string" office:string-value="LNC729" table:formula="of:=&quot;LN&quot;&amp;[.B28]" table:style-name="ce1">
            <text:p>LNC729</text:p>
          </table:table-cell>
          <table:table-cell office:value-type="string" office:string-value="MAILC729" table:formula="of:=&quot;MAIL&quot;&amp;[.B28]" table:style-name="ce1">
            <text:p>MAILC729</text:p>
          </table:table-cell>
          <table:table-cell office:value-type="string" table:style-name="ce1">
            <text:p>NULL</text:p>
          </table:table-cell>
          <table:table-cell office:value-type="string" office:string-value="TELC729" table:formula="of:=&quot;TEL&quot;&amp;[.B28]" table:style-name="ce1">
            <text:p>TELC7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81,979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C73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6" table:formula="of:=&quot;FN&quot;&amp;[.A29]" table:style-name="ce1">
            <text:p>FN846</text:p>
          </table:table-cell>
          <table:table-cell office:value-type="string" office:string-value="LNC730" table:formula="of:=&quot;LN&quot;&amp;[.B29]" table:style-name="ce1">
            <text:p>LNC730</text:p>
          </table:table-cell>
          <table:table-cell office:value-type="string" office:string-value="MAILC730" table:formula="of:=&quot;MAIL&quot;&amp;[.B29]" table:style-name="ce1">
            <text:p>MAILC730</text:p>
          </table:table-cell>
          <table:table-cell office:value-type="string" table:style-name="ce1">
            <text:p>NULL</text:p>
          </table:table-cell>
          <table:table-cell office:value-type="string" office:string-value="TELC730" table:formula="of:=&quot;TEL&quot;&amp;[.B29]" table:style-name="ce1">
            <text:p>TELC7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C73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7" table:formula="of:=&quot;FN&quot;&amp;[.A30]" table:style-name="ce1">
            <text:p>FN847</text:p>
          </table:table-cell>
          <table:table-cell office:value-type="string" office:string-value="LNC731" table:formula="of:=&quot;LN&quot;&amp;[.B30]" table:style-name="ce1">
            <text:p>LNC731</text:p>
          </table:table-cell>
          <table:table-cell office:value-type="string" office:string-value="MAILC731" table:formula="of:=&quot;MAIL&quot;&amp;[.B30]" table:style-name="ce1">
            <text:p>MAILC731</text:p>
          </table:table-cell>
          <table:table-cell office:value-type="string" table:style-name="ce1">
            <text:p>NULL</text:p>
          </table:table-cell>
          <table:table-cell office:value-type="string" office:string-value="TELC731" table:formula="of:=&quot;TEL&quot;&amp;[.B30]" table:style-name="ce1">
            <text:p>TELC7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Partner |##| Sajtó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C73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8" table:formula="of:=&quot;FN&quot;&amp;[.A31]" table:style-name="ce1">
            <text:p>FN848</text:p>
          </table:table-cell>
          <table:table-cell office:value-type="string" office:string-value="LNC732" table:formula="of:=&quot;LN&quot;&amp;[.B31]" table:style-name="ce1">
            <text:p>LNC732</text:p>
          </table:table-cell>
          <table:table-cell office:value-type="string" office:string-value="MAILC732" table:formula="of:=&quot;MAIL&quot;&amp;[.B31]" table:style-name="ce1">
            <text:p>MAILC732</text:p>
          </table:table-cell>
          <table:table-cell office:value-type="string" table:style-name="ce1">
            <text:p>NULL</text:p>
          </table:table-cell>
          <table:table-cell office:value-type="string" office:string-value="TELC732" table:formula="of:=&quot;TEL&quot;&amp;[.B31]" table:style-name="ce1">
            <text:p>TELC7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C73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49" table:formula="of:=&quot;FN&quot;&amp;[.A32]" table:style-name="ce1">
            <text:p>FN849</text:p>
          </table:table-cell>
          <table:table-cell office:value-type="string" office:string-value="LNC733" table:formula="of:=&quot;LN&quot;&amp;[.B32]" table:style-name="ce1">
            <text:p>LNC733</text:p>
          </table:table-cell>
          <table:table-cell office:value-type="string" office:string-value="MAILC733" table:formula="of:=&quot;MAIL&quot;&amp;[.B32]" table:style-name="ce1">
            <text:p>MAILC733</text:p>
          </table:table-cell>
          <table:table-cell office:value-type="string" table:style-name="ce1">
            <text:p>NULL</text:p>
          </table:table-cell>
          <table:table-cell office:value-type="string" office:string-value="TELC733" table:formula="of:=&quot;TEL&quot;&amp;[.B32]" table:style-name="ce1">
            <text:p>TELC7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C73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0" table:formula="of:=&quot;FN&quot;&amp;[.A33]" table:style-name="ce1">
            <text:p>FN850</text:p>
          </table:table-cell>
          <table:table-cell office:value-type="string" office:string-value="LNC734" table:formula="of:=&quot;LN&quot;&amp;[.B33]" table:style-name="ce1">
            <text:p>LNC734</text:p>
          </table:table-cell>
          <table:table-cell office:value-type="string" office:string-value="MAILC734" table:formula="of:=&quot;MAIL&quot;&amp;[.B33]" table:style-name="ce1">
            <text:p>MAILC734</text:p>
          </table:table-cell>
          <table:table-cell office:value-type="string" table:style-name="ce1">
            <text:p>NULL</text:p>
          </table:table-cell>
          <table:table-cell office:value-type="string" office:string-value="TELC734" table:formula="of:=&quot;TEL&quot;&amp;[.B33]" table:style-name="ce1">
            <text:p>TELC7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office:value-type="string" table:style-name="ce1">
            <text:p>Pepe</text:p>
          </table:table-cell>
          <table:table-cell office:value-type="string" table:style-name="ce1">
            <text:p>Partner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2712" table:style-name="ce1">
            <text:p>27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C7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1" table:formula="of:=&quot;FN&quot;&amp;[.A34]" table:style-name="ce1">
            <text:p>FN851</text:p>
          </table:table-cell>
          <table:table-cell office:value-type="string" office:string-value="LNC735" table:formula="of:=&quot;LN&quot;&amp;[.B34]" table:style-name="ce1">
            <text:p>LNC735</text:p>
          </table:table-cell>
          <table:table-cell office:value-type="string" office:string-value="MAILC735" table:formula="of:=&quot;MAIL&quot;&amp;[.B34]" table:style-name="ce1">
            <text:p>MAILC735</text:p>
          </table:table-cell>
          <table:table-cell office:value-type="string" table:style-name="ce1">
            <text:p>NULL</text:p>
          </table:table-cell>
          <table:table-cell office:value-type="string" office:string-value="TELC735" table:formula="of:=&quot;TEL&quot;&amp;[.B34]" table:style-name="ce1">
            <text:p>TELC7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Hivatalos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C73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2" table:formula="of:=&quot;FN&quot;&amp;[.A35]" table:style-name="ce1">
            <text:p>FN852</text:p>
          </table:table-cell>
          <table:table-cell office:value-type="string" office:string-value="LNC736" table:formula="of:=&quot;LN&quot;&amp;[.B35]" table:style-name="ce1">
            <text:p>LNC736</text:p>
          </table:table-cell>
          <table:table-cell office:value-type="string" office:string-value="MAILC736" table:formula="of:=&quot;MAIL&quot;&amp;[.B35]" table:style-name="ce1">
            <text:p>MAILC736</text:p>
          </table:table-cell>
          <table:table-cell office:value-type="string" table:style-name="ce1">
            <text:p>NULL</text:p>
          </table:table-cell>
          <table:table-cell office:value-type="string" office:string-value="TELC736" table:formula="of:=&quot;TEL&quot;&amp;[.B35]" table:style-name="ce1">
            <text:p>TELC7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903,1486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C73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3" table:formula="of:=&quot;FN&quot;&amp;[.A36]" table:style-name="ce1">
            <text:p>FN853</text:p>
          </table:table-cell>
          <table:table-cell office:value-type="string" office:string-value="LNC737" table:formula="of:=&quot;LN&quot;&amp;[.B36]" table:style-name="ce1">
            <text:p>LNC737</text:p>
          </table:table-cell>
          <table:table-cell office:value-type="string" office:string-value="MAILC737" table:formula="of:=&quot;MAIL&quot;&amp;[.B36]" table:style-name="ce1">
            <text:p>MAILC737</text:p>
          </table:table-cell>
          <table:table-cell office:value-type="string" table:style-name="ce1">
            <text:p>NULL</text:p>
          </table:table-cell>
          <table:table-cell office:value-type="string" office:string-value="TELC737" table:formula="of:=&quot;TEL&quot;&amp;[.B36]" table:style-name="ce1">
            <text:p>TELC7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C73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4" table:formula="of:=&quot;FN&quot;&amp;[.A37]" table:style-name="ce1">
            <text:p>FN854</text:p>
          </table:table-cell>
          <table:table-cell office:value-type="string" office:string-value="LNC738" table:formula="of:=&quot;LN&quot;&amp;[.B37]" table:style-name="ce1">
            <text:p>LNC738</text:p>
          </table:table-cell>
          <table:table-cell office:value-type="string" office:string-value="MAILC738" table:formula="of:=&quot;MAIL&quot;&amp;[.B37]" table:style-name="ce1">
            <text:p>MAILC738</text:p>
          </table:table-cell>
          <table:table-cell office:value-type="string" table:style-name="ce1">
            <text:p>NULL</text:p>
          </table:table-cell>
          <table:table-cell office:value-type="string" office:string-value="TELC738" table:formula="of:=&quot;TEL&quot;&amp;[.B37]" table:style-name="ce1">
            <text:p>TELC7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C73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5" table:formula="of:=&quot;FN&quot;&amp;[.A38]" table:style-name="ce1">
            <text:p>FN855</text:p>
          </table:table-cell>
          <table:table-cell office:value-type="string" office:string-value="LNC739" table:formula="of:=&quot;LN&quot;&amp;[.B38]" table:style-name="ce1">
            <text:p>LNC739</text:p>
          </table:table-cell>
          <table:table-cell office:value-type="string" office:string-value="MAILC739" table:formula="of:=&quot;MAIL&quot;&amp;[.B38]" table:style-name="ce1">
            <text:p>MAILC739</text:p>
          </table:table-cell>
          <table:table-cell office:value-type="string" table:style-name="ce1">
            <text:p>NULL</text:p>
          </table:table-cell>
          <table:table-cell office:value-type="string" office:string-value="TELC739" table:formula="of:=&quot;TEL&quot;&amp;[.B38]" table:style-name="ce1">
            <text:p>TELC7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8" table:style-name="ce1">
            <text:p>28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C74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6" table:formula="of:=&quot;FN&quot;&amp;[.A39]" table:style-name="ce1">
            <text:p>FN856</text:p>
          </table:table-cell>
          <table:table-cell office:value-type="string" office:string-value="LNC740" table:formula="of:=&quot;LN&quot;&amp;[.B39]" table:style-name="ce1">
            <text:p>LNC740</text:p>
          </table:table-cell>
          <table:table-cell office:value-type="string" office:string-value="MAILC740" table:formula="of:=&quot;MAIL&quot;&amp;[.B39]" table:style-name="ce1">
            <text:p>MAILC740</text:p>
          </table:table-cell>
          <table:table-cell office:value-type="string" table:style-name="ce1">
            <text:p>NULL</text:p>
          </table:table-cell>
          <table:table-cell office:value-type="string" office:string-value="TELC740" table:formula="of:=&quot;TEL&quot;&amp;[.B39]" table:style-name="ce1">
            <text:p>TELC7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C7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7" table:formula="of:=&quot;FN&quot;&amp;[.A40]" table:style-name="ce1">
            <text:p>FN857</text:p>
          </table:table-cell>
          <table:table-cell office:value-type="string" office:string-value="LNC741" table:formula="of:=&quot;LN&quot;&amp;[.B40]" table:style-name="ce1">
            <text:p>LNC741</text:p>
          </table:table-cell>
          <table:table-cell office:value-type="string" office:string-value="MAILC741" table:formula="of:=&quot;MAIL&quot;&amp;[.B40]" table:style-name="ce1">
            <text:p>MAILC741</text:p>
          </table:table-cell>
          <table:table-cell office:value-type="string" table:style-name="ce1">
            <text:p>NULL</text:p>
          </table:table-cell>
          <table:table-cell office:value-type="string" office:string-value="TELC741" table:formula="of:=&quot;TEL&quot;&amp;[.B40]" table:style-name="ce1">
            <text:p>TELC7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C74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8" table:formula="of:=&quot;FN&quot;&amp;[.A41]" table:style-name="ce1">
            <text:p>FN858</text:p>
          </table:table-cell>
          <table:table-cell office:value-type="string" office:string-value="LNC742" table:formula="of:=&quot;LN&quot;&amp;[.B41]" table:style-name="ce1">
            <text:p>LNC742</text:p>
          </table:table-cell>
          <table:table-cell office:value-type="string" office:string-value="MAILC742" table:formula="of:=&quot;MAIL&quot;&amp;[.B41]" table:style-name="ce1">
            <text:p>MAILC742</text:p>
          </table:table-cell>
          <table:table-cell office:value-type="string" table:style-name="ce1">
            <text:p>NULL</text:p>
          </table:table-cell>
          <table:table-cell office:value-type="string" office:string-value="TELC742" table:formula="of:=&quot;TEL&quot;&amp;[.B41]" table:style-name="ce1">
            <text:p>TELC7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C74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59" table:formula="of:=&quot;FN&quot;&amp;[.A42]" table:style-name="ce1">
            <text:p>FN859</text:p>
          </table:table-cell>
          <table:table-cell office:value-type="string" office:string-value="LNC743" table:formula="of:=&quot;LN&quot;&amp;[.B42]" table:style-name="ce1">
            <text:p>LNC743</text:p>
          </table:table-cell>
          <table:table-cell office:value-type="string" office:string-value="MAILC743" table:formula="of:=&quot;MAIL&quot;&amp;[.B42]" table:style-name="ce1">
            <text:p>MAILC743</text:p>
          </table:table-cell>
          <table:table-cell office:value-type="string" table:style-name="ce1">
            <text:p>NULL</text:p>
          </table:table-cell>
          <table:table-cell office:value-type="string" office:string-value="TELC743" table:formula="of:=&quot;TEL&quot;&amp;[.B42]" table:style-name="ce1">
            <text:p>TELC7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C74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0" table:formula="of:=&quot;FN&quot;&amp;[.A43]" table:style-name="ce1">
            <text:p>FN860</text:p>
          </table:table-cell>
          <table:table-cell office:value-type="string" office:string-value="LNC744" table:formula="of:=&quot;LN&quot;&amp;[.B43]" table:style-name="ce1">
            <text:p>LNC744</text:p>
          </table:table-cell>
          <table:table-cell office:value-type="string" office:string-value="MAILC744" table:formula="of:=&quot;MAIL&quot;&amp;[.B43]" table:style-name="ce1">
            <text:p>MAILC744</text:p>
          </table:table-cell>
          <table:table-cell office:value-type="string" table:style-name="ce1">
            <text:p>NULL</text:p>
          </table:table-cell>
          <table:table-cell office:value-type="string" office:string-value="TELC744" table:formula="of:=&quot;TEL&quot;&amp;[.B43]" table:style-name="ce1">
            <text:p>TELC7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5" table:style-name="ce1">
            <text:p>25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C7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1" table:formula="of:=&quot;FN&quot;&amp;[.A44]" table:style-name="ce1">
            <text:p>FN861</text:p>
          </table:table-cell>
          <table:table-cell office:value-type="string" office:string-value="LNC745" table:formula="of:=&quot;LN&quot;&amp;[.B44]" table:style-name="ce1">
            <text:p>LNC745</text:p>
          </table:table-cell>
          <table:table-cell office:value-type="string" office:string-value="MAILC745" table:formula="of:=&quot;MAIL&quot;&amp;[.B44]" table:style-name="ce1">
            <text:p>MAILC745</text:p>
          </table:table-cell>
          <table:table-cell office:value-type="string" table:style-name="ce1">
            <text:p>NULL</text:p>
          </table:table-cell>
          <table:table-cell office:value-type="string" office:string-value="TELC745" table:formula="of:=&quot;TEL&quot;&amp;[.B44]" table:style-name="ce1">
            <text:p>TELC7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IFI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874237da</text:p>
          </table:table-cell>
          <table:table-cell office:value-type="string" table:style-name="ce1">
            <text:p>128959899</text:p>
          </table:table-cell>
          <table:table-cell office:value-type="string" table:style-name="ce1">
            <text:p>M</text:p>
          </table:table-cell>
          <table:table-cell table:number-columns-repeated="3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C7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2" table:formula="of:=&quot;FN&quot;&amp;[.A45]" table:style-name="ce1">
            <text:p>FN862</text:p>
          </table:table-cell>
          <table:table-cell office:value-type="string" office:string-value="LNC746" table:formula="of:=&quot;LN&quot;&amp;[.B45]" table:style-name="ce1">
            <text:p>LNC746</text:p>
          </table:table-cell>
          <table:table-cell office:value-type="string" office:string-value="MAILC746" table:formula="of:=&quot;MAIL&quot;&amp;[.B45]" table:style-name="ce1">
            <text:p>MAILC746</text:p>
          </table:table-cell>
          <table:table-cell office:value-type="string" table:style-name="ce1">
            <text:p>NULL</text:p>
          </table:table-cell>
          <table:table-cell office:value-type="string" office:string-value="TELC746" table:formula="of:=&quot;TEL&quot;&amp;[.B45]" table:style-name="ce1">
            <text:p>TELC7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C74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3" table:formula="of:=&quot;FN&quot;&amp;[.A46]" table:style-name="ce1">
            <text:p>FN863</text:p>
          </table:table-cell>
          <table:table-cell office:value-type="string" office:string-value="LNC747" table:formula="of:=&quot;LN&quot;&amp;[.B46]" table:style-name="ce1">
            <text:p>LNC747</text:p>
          </table:table-cell>
          <table:table-cell office:value-type="string" office:string-value="MAILC747" table:formula="of:=&quot;MAIL&quot;&amp;[.B46]" table:style-name="ce1">
            <text:p>MAILC747</text:p>
          </table:table-cell>
          <table:table-cell office:value-type="string" table:style-name="ce1">
            <text:p>NULL</text:p>
          </table:table-cell>
          <table:table-cell office:value-type="string" office:string-value="TELC747" table:formula="of:=&quot;TEL&quot;&amp;[.B46]" table:style-name="ce1">
            <text:p>TELC7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Önkéntes |##| FIF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634034EE</text:p>
          </table:table-cell>
          <table:table-cell office:value-type="string" table:style-name="ce1">
            <text:p>119 943 69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udapest</text:p>
          </table:table-cell>
          <table:table-cell office:value-type="string" table:style-name="ce1">
            <text:p>8495300222</text:p>
          </table:table-cell>
          <table:table-cell table:style-name="ce1"/>
          <table:table-cell office:value-type="string" table:style-name="ce1">
            <text:p>NULL</text:p>
          </table:table-cell>
          <table:table-cell office:value-type="string" table:style-name="ce1">
            <text:p>11773229-00249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C7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4" table:formula="of:=&quot;FN&quot;&amp;[.A47]" table:style-name="ce1">
            <text:p>FN864</text:p>
          </table:table-cell>
          <table:table-cell office:value-type="string" office:string-value="LNC748" table:formula="of:=&quot;LN&quot;&amp;[.B47]" table:style-name="ce1">
            <text:p>LNC748</text:p>
          </table:table-cell>
          <table:table-cell office:value-type="string" office:string-value="MAILC748" table:formula="of:=&quot;MAIL&quot;&amp;[.B47]" table:style-name="ce1">
            <text:p>MAILC748</text:p>
          </table:table-cell>
          <table:table-cell office:value-type="string" table:style-name="ce1">
            <text:p>NULL</text:p>
          </table:table-cell>
          <table:table-cell office:value-type="string" office:string-value="TELC748" table:formula="of:=&quot;TEL&quot;&amp;[.B47]" table:style-name="ce1">
            <text:p>TELC7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C74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5" table:formula="of:=&quot;FN&quot;&amp;[.A48]" table:style-name="ce1">
            <text:p>FN865</text:p>
          </table:table-cell>
          <table:table-cell office:value-type="string" office:string-value="LNC749" table:formula="of:=&quot;LN&quot;&amp;[.B48]" table:style-name="ce1">
            <text:p>LNC749</text:p>
          </table:table-cell>
          <table:table-cell office:value-type="string" office:string-value="MAILC749" table:formula="of:=&quot;MAIL&quot;&amp;[.B48]" table:style-name="ce1">
            <text:p>MAILC749</text:p>
          </table:table-cell>
          <table:table-cell office:value-type="string" table:style-name="ce1">
            <text:p>NULL</text:p>
          </table:table-cell>
          <table:table-cell office:value-type="string" office:string-value="TELC749" table:formula="of:=&quot;TEL&quot;&amp;[.B48]" table:style-name="ce1">
            <text:p>TELC7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C75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6" table:formula="of:=&quot;FN&quot;&amp;[.A49]" table:style-name="ce1">
            <text:p>FN866</text:p>
          </table:table-cell>
          <table:table-cell office:value-type="string" office:string-value="LNC750" table:formula="of:=&quot;LN&quot;&amp;[.B49]" table:style-name="ce1">
            <text:p>LNC750</text:p>
          </table:table-cell>
          <table:table-cell office:value-type="string" office:string-value="MAILC750" table:formula="of:=&quot;MAIL&quot;&amp;[.B49]" table:style-name="ce1">
            <text:p>MAILC750</text:p>
          </table:table-cell>
          <table:table-cell office:value-type="string" table:style-name="ce1">
            <text:p>NULL</text:p>
          </table:table-cell>
          <table:table-cell office:value-type="string" office:string-value="TELC750" table:formula="of:=&quot;TEL&quot;&amp;[.B49]" table:style-name="ce1">
            <text:p>TELC7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Partner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2713" table:style-name="ce1">
            <text:p>27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C75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7" table:formula="of:=&quot;FN&quot;&amp;[.A50]" table:style-name="ce1">
            <text:p>FN867</text:p>
          </table:table-cell>
          <table:table-cell office:value-type="string" office:string-value="LNC751" table:formula="of:=&quot;LN&quot;&amp;[.B50]" table:style-name="ce1">
            <text:p>LNC751</text:p>
          </table:table-cell>
          <table:table-cell office:value-type="string" office:string-value="MAILC751" table:formula="of:=&quot;MAIL&quot;&amp;[.B50]" table:style-name="ce1">
            <text:p>MAILC751</text:p>
          </table:table-cell>
          <table:table-cell office:value-type="string" table:style-name="ce1">
            <text:p>NULL</text:p>
          </table:table-cell>
          <table:table-cell office:value-type="string" office:string-value="TELC751" table:formula="of:=&quot;TEL&quot;&amp;[.B50]" table:style-name="ce1">
            <text:p>TELC7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C7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8" table:formula="of:=&quot;FN&quot;&amp;[.A51]" table:style-name="ce1">
            <text:p>FN868</text:p>
          </table:table-cell>
          <table:table-cell office:value-type="string" office:string-value="LNC752" table:formula="of:=&quot;LN&quot;&amp;[.B51]" table:style-name="ce1">
            <text:p>LNC752</text:p>
          </table:table-cell>
          <table:table-cell office:value-type="string" office:string-value="MAILC752" table:formula="of:=&quot;MAIL&quot;&amp;[.B51]" table:style-name="ce1">
            <text:p>MAILC752</text:p>
          </table:table-cell>
          <table:table-cell office:value-type="string" table:style-name="ce1">
            <text:p>NULL</text:p>
          </table:table-cell>
          <table:table-cell office:value-type="string" office:string-value="TELC752" table:formula="of:=&quot;TEL&quot;&amp;[.B51]" table:style-name="ce1">
            <text:p>TELC7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C75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69" table:formula="of:=&quot;FN&quot;&amp;[.A52]" table:style-name="ce1">
            <text:p>FN869</text:p>
          </table:table-cell>
          <table:table-cell office:value-type="string" office:string-value="LNC753" table:formula="of:=&quot;LN&quot;&amp;[.B52]" table:style-name="ce1">
            <text:p>LNC753</text:p>
          </table:table-cell>
          <table:table-cell office:value-type="string" office:string-value="MAILC753" table:formula="of:=&quot;MAIL&quot;&amp;[.B52]" table:style-name="ce1">
            <text:p>MAILC753</text:p>
          </table:table-cell>
          <table:table-cell office:value-type="string" table:style-name="ce1">
            <text:p>NULL</text:p>
          </table:table-cell>
          <table:table-cell office:value-type="string" office:string-value="TELC753" table:formula="of:=&quot;TEL&quot;&amp;[.B52]" table:style-name="ce1">
            <text:p>TELC7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C75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0" table:formula="of:=&quot;FN&quot;&amp;[.A53]" table:style-name="ce1">
            <text:p>FN870</text:p>
          </table:table-cell>
          <table:table-cell office:value-type="string" office:string-value="LNC754" table:formula="of:=&quot;LN&quot;&amp;[.B53]" table:style-name="ce1">
            <text:p>LNC754</text:p>
          </table:table-cell>
          <table:table-cell office:value-type="string" office:string-value="MAILC754" table:formula="of:=&quot;MAIL&quot;&amp;[.B53]" table:style-name="ce1">
            <text:p>MAILC754</text:p>
          </table:table-cell>
          <table:table-cell office:value-type="string" table:style-name="ce1">
            <text:p>NULL</text:p>
          </table:table-cell>
          <table:table-cell office:value-type="string" office:string-value="TELC754" table:formula="of:=&quot;TEL&quot;&amp;[.B53]" table:style-name="ce1">
            <text:p>TELC7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office:value-type="string" table:style-name="ce1">
            <text:p>Pisti</text:p>
          </table:table-cell>
          <table:table-cell office:value-type="string" table:style-name="ce1">
            <text:p>Partner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C7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1" table:formula="of:=&quot;FN&quot;&amp;[.A54]" table:style-name="ce1">
            <text:p>FN871</text:p>
          </table:table-cell>
          <table:table-cell office:value-type="string" office:string-value="LNC755" table:formula="of:=&quot;LN&quot;&amp;[.B54]" table:style-name="ce1">
            <text:p>LNC755</text:p>
          </table:table-cell>
          <table:table-cell office:value-type="string" office:string-value="MAILC755" table:formula="of:=&quot;MAIL&quot;&amp;[.B54]" table:style-name="ce1">
            <text:p>MAILC755</text:p>
          </table:table-cell>
          <table:table-cell office:value-type="string" table:style-name="ce1">
            <text:p>NULL</text:p>
          </table:table-cell>
          <table:table-cell office:value-type="string" office:string-value="TELC755" table:formula="of:=&quot;TEL&quot;&amp;[.B54]" table:style-name="ce1">
            <text:p>TELC7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C75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2" table:formula="of:=&quot;FN&quot;&amp;[.A55]" table:style-name="ce1">
            <text:p>FN872</text:p>
          </table:table-cell>
          <table:table-cell office:value-type="string" office:string-value="LNC756" table:formula="of:=&quot;LN&quot;&amp;[.B55]" table:style-name="ce1">
            <text:p>LNC756</text:p>
          </table:table-cell>
          <table:table-cell office:value-type="string" office:string-value="MAILC756" table:formula="of:=&quot;MAIL&quot;&amp;[.B55]" table:style-name="ce1">
            <text:p>MAILC756</text:p>
          </table:table-cell>
          <table:table-cell office:value-type="string" table:style-name="ce1">
            <text:p>NULL</text:p>
          </table:table-cell>
          <table:table-cell office:value-type="string" office:string-value="TELC756" table:formula="of:=&quot;TEL&quot;&amp;[.B55]" table:style-name="ce1">
            <text:p>TELC7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Önkéntes |##| FIF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508446CE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Eger</text:p>
          </table:table-cell>
          <table:table-cell table:style-name="ce1"/>
          <table:table-cell office:value-type="string" table:style-name="ce1">
            <text:p>BS0379724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C75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3" table:formula="of:=&quot;FN&quot;&amp;[.A56]" table:style-name="ce1">
            <text:p>FN873</text:p>
          </table:table-cell>
          <table:table-cell office:value-type="string" office:string-value="LNC757" table:formula="of:=&quot;LN&quot;&amp;[.B56]" table:style-name="ce1">
            <text:p>LNC757</text:p>
          </table:table-cell>
          <table:table-cell office:value-type="string" office:string-value="MAILC757" table:formula="of:=&quot;MAIL&quot;&amp;[.B56]" table:style-name="ce1">
            <text:p>MAILC757</text:p>
          </table:table-cell>
          <table:table-cell office:value-type="string" table:style-name="ce1">
            <text:p>NULL</text:p>
          </table:table-cell>
          <table:table-cell office:value-type="string" office:string-value="TELC757" table:formula="of:=&quot;TEL&quot;&amp;[.B56]" table:style-name="ce1">
            <text:p>TELC7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C75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4" table:formula="of:=&quot;FN&quot;&amp;[.A57]" table:style-name="ce1">
            <text:p>FN874</text:p>
          </table:table-cell>
          <table:table-cell office:value-type="string" office:string-value="LNC758" table:formula="of:=&quot;LN&quot;&amp;[.B57]" table:style-name="ce1">
            <text:p>LNC758</text:p>
          </table:table-cell>
          <table:table-cell office:value-type="string" office:string-value="MAILC758" table:formula="of:=&quot;MAIL&quot;&amp;[.B57]" table:style-name="ce1">
            <text:p>MAILC758</text:p>
          </table:table-cell>
          <table:table-cell office:value-type="string" table:style-name="ce1">
            <text:p>NULL</text:p>
          </table:table-cell>
          <table:table-cell office:value-type="string" office:string-value="TELC758" table:formula="of:=&quot;TEL&quot;&amp;[.B57]" table:style-name="ce1">
            <text:p>TELC7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C75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5" table:formula="of:=&quot;FN&quot;&amp;[.A58]" table:style-name="ce1">
            <text:p>FN875</text:p>
          </table:table-cell>
          <table:table-cell office:value-type="string" office:string-value="LNC759" table:formula="of:=&quot;LN&quot;&amp;[.B58]" table:style-name="ce1">
            <text:p>LNC759</text:p>
          </table:table-cell>
          <table:table-cell office:value-type="string" office:string-value="MAILC759" table:formula="of:=&quot;MAIL&quot;&amp;[.B58]" table:style-name="ce1">
            <text:p>MAILC759</text:p>
          </table:table-cell>
          <table:table-cell office:value-type="string" table:style-name="ce1">
            <text:p>NULL</text:p>
          </table:table-cell>
          <table:table-cell office:value-type="string" office:string-value="TELC759" table:formula="of:=&quot;TEL&quot;&amp;[.B58]" table:style-name="ce1">
            <text:p>TELC7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C76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6" table:formula="of:=&quot;FN&quot;&amp;[.A59]" table:style-name="ce1">
            <text:p>FN876</text:p>
          </table:table-cell>
          <table:table-cell office:value-type="string" office:string-value="LNC760" table:formula="of:=&quot;LN&quot;&amp;[.B59]" table:style-name="ce1">
            <text:p>LNC760</text:p>
          </table:table-cell>
          <table:table-cell office:value-type="string" office:string-value="MAILC760" table:formula="of:=&quot;MAIL&quot;&amp;[.B59]" table:style-name="ce1">
            <text:p>MAILC760</text:p>
          </table:table-cell>
          <table:table-cell office:value-type="string" table:style-name="ce1">
            <text:p>NULL</text:p>
          </table:table-cell>
          <table:table-cell office:value-type="string" office:string-value="TELC760" table:formula="of:=&quot;TEL&quot;&amp;[.B59]" table:style-name="ce1">
            <text:p>TELC7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C7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7" table:formula="of:=&quot;FN&quot;&amp;[.A60]" table:style-name="ce1">
            <text:p>FN877</text:p>
          </table:table-cell>
          <table:table-cell office:value-type="string" office:string-value="LNC761" table:formula="of:=&quot;LN&quot;&amp;[.B60]" table:style-name="ce1">
            <text:p>LNC761</text:p>
          </table:table-cell>
          <table:table-cell office:value-type="string" office:string-value="MAILC761" table:formula="of:=&quot;MAIL&quot;&amp;[.B60]" table:style-name="ce1">
            <text:p>MAILC761</text:p>
          </table:table-cell>
          <table:table-cell office:value-type="string" table:style-name="ce1">
            <text:p>NULL</text:p>
          </table:table-cell>
          <table:table-cell office:value-type="string" office:string-value="TELC761" table:formula="of:=&quot;TEL&quot;&amp;[.B60]" table:style-name="ce1">
            <text:p>TELC7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C76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8" table:formula="of:=&quot;FN&quot;&amp;[.A61]" table:style-name="ce1">
            <text:p>FN878</text:p>
          </table:table-cell>
          <table:table-cell office:value-type="string" office:string-value="LNC762" table:formula="of:=&quot;LN&quot;&amp;[.B61]" table:style-name="ce1">
            <text:p>LNC762</text:p>
          </table:table-cell>
          <table:table-cell office:value-type="string" office:string-value="MAILC762" table:formula="of:=&quot;MAIL&quot;&amp;[.B61]" table:style-name="ce1">
            <text:p>MAILC762</text:p>
          </table:table-cell>
          <table:table-cell office:value-type="string" table:style-name="ce1">
            <text:p>NULL</text:p>
          </table:table-cell>
          <table:table-cell office:value-type="string" office:string-value="TELC762" table:formula="of:=&quot;TEL&quot;&amp;[.B61]" table:style-name="ce1">
            <text:p>TELC7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office:value-type="string" table:style-name="ce1">
            <text:p>Effi</text:p>
          </table:table-cell>
          <table:table-cell office:value-type="string" table:style-name="ce1">
            <text:p>Alumni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XL</text:p>
          </table:table-cell>
          <table:table-cell table:number-columns-repeated="3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C76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79" table:formula="of:=&quot;FN&quot;&amp;[.A62]" table:style-name="ce1">
            <text:p>FN879</text:p>
          </table:table-cell>
          <table:table-cell office:value-type="string" office:string-value="LNC763" table:formula="of:=&quot;LN&quot;&amp;[.B62]" table:style-name="ce1">
            <text:p>LNC763</text:p>
          </table:table-cell>
          <table:table-cell office:value-type="string" office:string-value="MAILC763" table:formula="of:=&quot;MAIL&quot;&amp;[.B62]" table:style-name="ce1">
            <text:p>MAILC763</text:p>
          </table:table-cell>
          <table:table-cell office:value-type="string" table:style-name="ce1">
            <text:p>NULL</text:p>
          </table:table-cell>
          <table:table-cell office:value-type="string" office:string-value="TELC763" table:formula="of:=&quot;TEL&quot;&amp;[.B62]" table:style-name="ce1">
            <text:p>TELC7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18" table:style-name="ce1">
            <text:p>18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C76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80" table:formula="of:=&quot;FN&quot;&amp;[.A63]" table:style-name="ce1">
            <text:p>FN880</text:p>
          </table:table-cell>
          <table:table-cell office:value-type="string" office:string-value="LNC764" table:formula="of:=&quot;LN&quot;&amp;[.B63]" table:style-name="ce1">
            <text:p>LNC764</text:p>
          </table:table-cell>
          <table:table-cell office:value-type="string" office:string-value="MAILC764" table:formula="of:=&quot;MAIL&quot;&amp;[.B63]" table:style-name="ce1">
            <text:p>MAILC764</text:p>
          </table:table-cell>
          <table:table-cell office:value-type="string" table:style-name="ce1">
            <text:p>NULL</text:p>
          </table:table-cell>
          <table:table-cell office:value-type="string" office:string-value="TELC764" table:formula="of:=&quot;TEL&quot;&amp;[.B63]" table:style-name="ce1">
            <text:p>TELC7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78,879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C7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81" table:formula="of:=&quot;FN&quot;&amp;[.A64]" table:style-name="ce1">
            <text:p>FN881</text:p>
          </table:table-cell>
          <table:table-cell office:value-type="string" office:string-value="LNC765" table:formula="of:=&quot;LN&quot;&amp;[.B64]" table:style-name="ce1">
            <text:p>LNC765</text:p>
          </table:table-cell>
          <table:table-cell office:value-type="string" office:string-value="MAILC765" table:formula="of:=&quot;MAIL&quot;&amp;[.B64]" table:style-name="ce1">
            <text:p>MAILC765</text:p>
          </table:table-cell>
          <table:table-cell office:value-type="string" table:style-name="ce1">
            <text:p>NULL</text:p>
          </table:table-cell>
          <table:table-cell office:value-type="string" office:string-value="TELC765" table:formula="of:=&quot;TEL&quot;&amp;[.B64]" table:style-name="ce1">
            <text:p>TELC7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Partner</text:p>
          </table:table-cell>
          <table:table-cell office:value-type="float" office:value="25" table:style-name="ce1">
            <text:p>25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C76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82" table:formula="of:=&quot;FN&quot;&amp;[.A65]" table:style-name="ce1">
            <text:p>FN882</text:p>
          </table:table-cell>
          <table:table-cell office:value-type="string" office:string-value="LNC766" table:formula="of:=&quot;LN&quot;&amp;[.B65]" table:style-name="ce1">
            <text:p>LNC766</text:p>
          </table:table-cell>
          <table:table-cell office:value-type="string" office:string-value="MAILC766" table:formula="of:=&quot;MAIL&quot;&amp;[.B65]" table:style-name="ce1">
            <text:p>MAILC766</text:p>
          </table:table-cell>
          <table:table-cell office:value-type="string" table:style-name="ce1">
            <text:p>NULL</text:p>
          </table:table-cell>
          <table:table-cell office:value-type="string" office:string-value="TELC766" table:formula="of:=&quot;TEL&quot;&amp;[.B65]" table:style-name="ce1">
            <text:p>TELC7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C7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83" table:formula="of:=&quot;FN&quot;&amp;[.A66]" table:style-name="ce1">
            <text:p>FN883</text:p>
          </table:table-cell>
          <table:table-cell office:value-type="string" office:string-value="LNC767" table:formula="of:=&quot;LN&quot;&amp;[.B66]" table:style-name="ce1">
            <text:p>LNC767</text:p>
          </table:table-cell>
          <table:table-cell office:value-type="string" office:string-value="MAILC767" table:formula="of:=&quot;MAIL&quot;&amp;[.B66]" table:style-name="ce1">
            <text:p>MAILC767</text:p>
          </table:table-cell>
          <table:table-cell office:value-type="string" table:style-name="ce1">
            <text:p>NULL</text:p>
          </table:table-cell>
          <table:table-cell office:value-type="string" office:string-value="TELC767" table:formula="of:=&quot;TEL&quot;&amp;[.B66]" table:style-name="ce1">
            <text:p>TELC7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C76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84" table:formula="of:=&quot;FN&quot;&amp;[.A67]" table:style-name="ce1">
            <text:p>FN884</text:p>
          </table:table-cell>
          <table:table-cell office:value-type="string" office:string-value="LNC768" table:formula="of:=&quot;LN&quot;&amp;[.B67]" table:style-name="ce1">
            <text:p>LNC768</text:p>
          </table:table-cell>
          <table:table-cell office:value-type="string" office:string-value="MAILC768" table:formula="of:=&quot;MAIL&quot;&amp;[.B67]" table:style-name="ce1">
            <text:p>MAILC768</text:p>
          </table:table-cell>
          <table:table-cell office:value-type="string" table:style-name="ce1">
            <text:p>NULL</text:p>
          </table:table-cell>
          <table:table-cell office:value-type="string" office:string-value="TELC768" table:formula="of:=&quot;TEL&quot;&amp;[.B67]" table:style-name="ce1">
            <text:p>TELC7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C76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85" table:formula="of:=&quot;FN&quot;&amp;[.A68]" table:style-name="ce1">
            <text:p>FN885</text:p>
          </table:table-cell>
          <table:table-cell office:value-type="string" office:string-value="LNC769" table:formula="of:=&quot;LN&quot;&amp;[.B68]" table:style-name="ce1">
            <text:p>LNC769</text:p>
          </table:table-cell>
          <table:table-cell office:value-type="string" office:string-value="MAILC769" table:formula="of:=&quot;MAIL&quot;&amp;[.B68]" table:style-name="ce1">
            <text:p>MAILC769</text:p>
          </table:table-cell>
          <table:table-cell office:value-type="string" table:style-name="ce1">
            <text:p>NULL</text:p>
          </table:table-cell>
          <table:table-cell office:value-type="string" office:string-value="TELC769" table:formula="of:=&quot;TEL&quot;&amp;[.B68]" table:style-name="ce1">
            <text:p>TELC7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84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C7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86" table:formula="of:=&quot;FN&quot;&amp;[.A69]" table:style-name="ce1">
            <text:p>FN886</text:p>
          </table:table-cell>
          <table:table-cell office:value-type="string" office:string-value="LNC770" table:formula="of:=&quot;LN&quot;&amp;[.B69]" table:style-name="ce1">
            <text:p>LNC770</text:p>
          </table:table-cell>
          <table:table-cell office:value-type="string" office:string-value="MAILC770" table:formula="of:=&quot;MAIL&quot;&amp;[.B69]" table:style-name="ce1">
            <text:p>MAILC770</text:p>
          </table:table-cell>
          <table:table-cell office:value-type="string" table:style-name="ce1">
            <text:p>NULL</text:p>
          </table:table-cell>
          <table:table-cell office:value-type="string" office:string-value="TELC770" table:formula="of:=&quot;TEL&quot;&amp;[.B69]" table:style-name="ce1">
            <text:p>TELC7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C77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0" table:formula="of:=&quot;FN&quot;&amp;[.A70]" table:style-name="ce1">
            <text:p>FN890</text:p>
          </table:table-cell>
          <table:table-cell office:value-type="string" office:string-value="LNC774" table:formula="of:=&quot;LN&quot;&amp;[.B70]" table:style-name="ce1">
            <text:p>LNC774</text:p>
          </table:table-cell>
          <table:table-cell office:value-type="string" office:string-value="MAILC774" table:formula="of:=&quot;MAIL&quot;&amp;[.B70]" table:style-name="ce1">
            <text:p>MAILC774</text:p>
          </table:table-cell>
          <table:table-cell office:value-type="string" table:style-name="ce1">
            <text:p>NULL</text:p>
          </table:table-cell>
          <table:table-cell office:value-type="string" office:string-value="TELC774" table:formula="of:=&quot;TEL&quot;&amp;[.B70]" table:style-name="ce1">
            <text:p>TELC7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float" office:value="26" table:style-name="ce1">
            <text:p>26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C7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1" table:formula="of:=&quot;FN&quot;&amp;[.A71]" table:style-name="ce1">
            <text:p>FN891</text:p>
          </table:table-cell>
          <table:table-cell office:value-type="string" office:string-value="LNC775" table:formula="of:=&quot;LN&quot;&amp;[.B71]" table:style-name="ce1">
            <text:p>LNC775</text:p>
          </table:table-cell>
          <table:table-cell office:value-type="string" office:string-value="MAILC775" table:formula="of:=&quot;MAIL&quot;&amp;[.B71]" table:style-name="ce1">
            <text:p>MAILC775</text:p>
          </table:table-cell>
          <table:table-cell office:value-type="string" table:style-name="ce1">
            <text:p>NULL</text:p>
          </table:table-cell>
          <table:table-cell office:value-type="string" office:string-value="TELC775" table:formula="of:=&quot;TEL&quot;&amp;[.B71]" table:style-name="ce1">
            <text:p>TELC7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C77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2" table:formula="of:=&quot;FN&quot;&amp;[.A72]" table:style-name="ce1">
            <text:p>FN892</text:p>
          </table:table-cell>
          <table:table-cell office:value-type="string" office:string-value="LNC776" table:formula="of:=&quot;LN&quot;&amp;[.B72]" table:style-name="ce1">
            <text:p>LNC776</text:p>
          </table:table-cell>
          <table:table-cell office:value-type="string" office:string-value="MAILC776" table:formula="of:=&quot;MAIL&quot;&amp;[.B72]" table:style-name="ce1">
            <text:p>MAILC776</text:p>
          </table:table-cell>
          <table:table-cell office:value-type="string" table:style-name="ce1">
            <text:p>NULL</text:p>
          </table:table-cell>
          <table:table-cell office:value-type="string" office:string-value="TELC776" table:formula="of:=&quot;TEL&quot;&amp;[.B72]" table:style-name="ce1">
            <text:p>TELC7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C77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3" table:formula="of:=&quot;FN&quot;&amp;[.A73]" table:style-name="ce1">
            <text:p>FN893</text:p>
          </table:table-cell>
          <table:table-cell office:value-type="string" office:string-value="LNC777" table:formula="of:=&quot;LN&quot;&amp;[.B73]" table:style-name="ce1">
            <text:p>LNC777</text:p>
          </table:table-cell>
          <table:table-cell office:value-type="string" office:string-value="MAILC777" table:formula="of:=&quot;MAIL&quot;&amp;[.B73]" table:style-name="ce1">
            <text:p>MAILC777</text:p>
          </table:table-cell>
          <table:table-cell office:value-type="string" table:style-name="ce1">
            <text:p>NULL</text:p>
          </table:table-cell>
          <table:table-cell office:value-type="string" office:string-value="TELC777" table:formula="of:=&quot;TEL&quot;&amp;[.B73]" table:style-name="ce1">
            <text:p>TELC7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C77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4" table:formula="of:=&quot;FN&quot;&amp;[.A74]" table:style-name="ce1">
            <text:p>FN894</text:p>
          </table:table-cell>
          <table:table-cell office:value-type="string" office:string-value="LNC778" table:formula="of:=&quot;LN&quot;&amp;[.B74]" table:style-name="ce1">
            <text:p>LNC778</text:p>
          </table:table-cell>
          <table:table-cell office:value-type="string" office:string-value="MAILC778" table:formula="of:=&quot;MAIL&quot;&amp;[.B74]" table:style-name="ce1">
            <text:p>MAILC778</text:p>
          </table:table-cell>
          <table:table-cell office:value-type="string" table:style-name="ce1">
            <text:p>NULL</text:p>
          </table:table-cell>
          <table:table-cell office:value-type="string" office:string-value="TELC778" table:formula="of:=&quot;TEL&quot;&amp;[.B74]" table:style-name="ce1">
            <text:p>TELC7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692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C77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5" table:formula="of:=&quot;FN&quot;&amp;[.A75]" table:style-name="ce1">
            <text:p>FN895</text:p>
          </table:table-cell>
          <table:table-cell office:value-type="string" office:string-value="LNC779" table:formula="of:=&quot;LN&quot;&amp;[.B75]" table:style-name="ce1">
            <text:p>LNC779</text:p>
          </table:table-cell>
          <table:table-cell office:value-type="string" office:string-value="MAILC779" table:formula="of:=&quot;MAIL&quot;&amp;[.B75]" table:style-name="ce1">
            <text:p>MAILC779</text:p>
          </table:table-cell>
          <table:table-cell office:value-type="string" table:style-name="ce1">
            <text:p>NULL</text:p>
          </table:table-cell>
          <table:table-cell office:value-type="string" office:string-value="TELC779" table:formula="of:=&quot;TEL&quot;&amp;[.B75]" table:style-name="ce1">
            <text:p>TELC7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office:value-type="string" table:style-name="ce1">
            <text:p>Hédi</text:p>
          </table:table-cell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C78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6" table:formula="of:=&quot;FN&quot;&amp;[.A76]" table:style-name="ce1">
            <text:p>FN896</text:p>
          </table:table-cell>
          <table:table-cell office:value-type="string" office:string-value="LNC780" table:formula="of:=&quot;LN&quot;&amp;[.B76]" table:style-name="ce1">
            <text:p>LNC780</text:p>
          </table:table-cell>
          <table:table-cell office:value-type="string" office:string-value="MAILC780" table:formula="of:=&quot;MAIL&quot;&amp;[.B76]" table:style-name="ce1">
            <text:p>MAILC780</text:p>
          </table:table-cell>
          <table:table-cell office:value-type="string" table:style-name="ce1">
            <text:p>NULL</text:p>
          </table:table-cell>
          <table:table-cell office:value-type="string" office:string-value="TELC780" table:formula="of:=&quot;TEL&quot;&amp;[.B76]" table:style-name="ce1">
            <text:p>TELC7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office:value-type="string" table:style-name="ce1">
            <text:p>Misu</text:p>
          </table:table-cell>
          <table:table-cell office:value-type="string" table:style-name="ce1">
            <text:p>Önkéntes |##| FIF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854448KE</text:p>
          </table:table-cell>
          <table:table-cell office:value-type="string" table:style-name="ce1">
            <text:p>117 265 943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8487192696</text:p>
          </table:table-cell>
          <table:table-cell office:value-type="string" table:style-name="ce1">
            <text:p>BH8411516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9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C78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7" table:formula="of:=&quot;FN&quot;&amp;[.A77]" table:style-name="ce1">
            <text:p>FN897</text:p>
          </table:table-cell>
          <table:table-cell office:value-type="string" office:string-value="LNC781" table:formula="of:=&quot;LN&quot;&amp;[.B77]" table:style-name="ce1">
            <text:p>LNC781</text:p>
          </table:table-cell>
          <table:table-cell office:value-type="string" office:string-value="MAILC781" table:formula="of:=&quot;MAIL&quot;&amp;[.B77]" table:style-name="ce1">
            <text:p>MAILC781</text:p>
          </table:table-cell>
          <table:table-cell office:value-type="string" table:style-name="ce1">
            <text:p>NULL</text:p>
          </table:table-cell>
          <table:table-cell office:value-type="string" office:string-value="TELC781" table:formula="of:=&quot;TEL&quot;&amp;[.B77]" table:style-name="ce1">
            <text:p>TELC7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21" table:style-name="ce1">
            <text:p>21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C78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99" table:formula="of:=&quot;FN&quot;&amp;[.A78]" table:style-name="ce1">
            <text:p>FN899</text:p>
          </table:table-cell>
          <table:table-cell office:value-type="string" office:string-value="LNC783" table:formula="of:=&quot;LN&quot;&amp;[.B78]" table:style-name="ce1">
            <text:p>LNC783</text:p>
          </table:table-cell>
          <table:table-cell office:value-type="string" office:string-value="MAILC783" table:formula="of:=&quot;MAIL&quot;&amp;[.B78]" table:style-name="ce1">
            <text:p>MAILC783</text:p>
          </table:table-cell>
          <table:table-cell office:value-type="string" table:style-name="ce1">
            <text:p>NULL</text:p>
          </table:table-cell>
          <table:table-cell office:value-type="string" office:string-value="TELC783" table:formula="of:=&quot;TEL&quot;&amp;[.B78]" table:style-name="ce1">
            <text:p>TELC7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C7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0" table:formula="of:=&quot;FN&quot;&amp;[.A79]" table:style-name="ce1">
            <text:p>FN900</text:p>
          </table:table-cell>
          <table:table-cell office:value-type="string" office:string-value="LNC784" table:formula="of:=&quot;LN&quot;&amp;[.B79]" table:style-name="ce1">
            <text:p>LNC784</text:p>
          </table:table-cell>
          <table:table-cell office:value-type="string" office:string-value="MAILC784" table:formula="of:=&quot;MAIL&quot;&amp;[.B79]" table:style-name="ce1">
            <text:p>MAILC784</text:p>
          </table:table-cell>
          <table:table-cell office:value-type="string" table:style-name="ce1">
            <text:p>NULL</text:p>
          </table:table-cell>
          <table:table-cell office:value-type="string" office:string-value="TELC784" table:formula="of:=&quot;TEL&quot;&amp;[.B79]" table:style-name="ce1">
            <text:p>TELC7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C7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1" table:formula="of:=&quot;FN&quot;&amp;[.A80]" table:style-name="ce1">
            <text:p>FN901</text:p>
          </table:table-cell>
          <table:table-cell office:value-type="string" office:string-value="LNC785" table:formula="of:=&quot;LN&quot;&amp;[.B80]" table:style-name="ce1">
            <text:p>LNC785</text:p>
          </table:table-cell>
          <table:table-cell office:value-type="string" office:string-value="MAILC785" table:formula="of:=&quot;MAIL&quot;&amp;[.B80]" table:style-name="ce1">
            <text:p>MAILC785</text:p>
          </table:table-cell>
          <table:table-cell office:value-type="string" table:style-name="ce1">
            <text:p>NULL</text:p>
          </table:table-cell>
          <table:table-cell office:value-type="string" office:string-value="TELC785" table:formula="of:=&quot;TEL&quot;&amp;[.B80]" table:style-name="ce1">
            <text:p>TELC7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C78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2" table:formula="of:=&quot;FN&quot;&amp;[.A81]" table:style-name="ce1">
            <text:p>FN902</text:p>
          </table:table-cell>
          <table:table-cell office:value-type="string" office:string-value="LNC786" table:formula="of:=&quot;LN&quot;&amp;[.B81]" table:style-name="ce1">
            <text:p>LNC786</text:p>
          </table:table-cell>
          <table:table-cell office:value-type="string" office:string-value="MAILC786" table:formula="of:=&quot;MAIL&quot;&amp;[.B81]" table:style-name="ce1">
            <text:p>MAILC786</text:p>
          </table:table-cell>
          <table:table-cell office:value-type="string" table:style-name="ce1">
            <text:p>NULL</text:p>
          </table:table-cell>
          <table:table-cell office:value-type="string" office:string-value="TELC786" table:formula="of:=&quot;TEL&quot;&amp;[.B81]" table:style-name="ce1">
            <text:p>TELC7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C78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3" table:formula="of:=&quot;FN&quot;&amp;[.A82]" table:style-name="ce1">
            <text:p>FN903</text:p>
          </table:table-cell>
          <table:table-cell office:value-type="string" office:string-value="LNC787" table:formula="of:=&quot;LN&quot;&amp;[.B82]" table:style-name="ce1">
            <text:p>LNC787</text:p>
          </table:table-cell>
          <table:table-cell office:value-type="string" office:string-value="MAILC787" table:formula="of:=&quot;MAIL&quot;&amp;[.B82]" table:style-name="ce1">
            <text:p>MAILC787</text:p>
          </table:table-cell>
          <table:table-cell office:value-type="string" table:style-name="ce1">
            <text:p>NULL</text:p>
          </table:table-cell>
          <table:table-cell office:value-type="string" office:string-value="TELC787" table:formula="of:=&quot;TEL&quot;&amp;[.B82]" table:style-name="ce1">
            <text:p>TELC7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0" table:style-name="ce1">
            <text:p>2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C78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4" table:formula="of:=&quot;FN&quot;&amp;[.A83]" table:style-name="ce1">
            <text:p>FN904</text:p>
          </table:table-cell>
          <table:table-cell office:value-type="string" office:string-value="LNC788" table:formula="of:=&quot;LN&quot;&amp;[.B83]" table:style-name="ce1">
            <text:p>LNC788</text:p>
          </table:table-cell>
          <table:table-cell office:value-type="string" office:string-value="MAILC788" table:formula="of:=&quot;MAIL&quot;&amp;[.B83]" table:style-name="ce1">
            <text:p>MAILC788</text:p>
          </table:table-cell>
          <table:table-cell office:value-type="string" table:style-name="ce1">
            <text:p>NULL</text:p>
          </table:table-cell>
          <table:table-cell office:value-type="string" office:string-value="TELC788" table:formula="of:=&quot;TEL&quot;&amp;[.B83]" table:style-name="ce1">
            <text:p>TELC7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C78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5" table:formula="of:=&quot;FN&quot;&amp;[.A84]" table:style-name="ce1">
            <text:p>FN905</text:p>
          </table:table-cell>
          <table:table-cell office:value-type="string" office:string-value="LNC789" table:formula="of:=&quot;LN&quot;&amp;[.B84]" table:style-name="ce1">
            <text:p>LNC789</text:p>
          </table:table-cell>
          <table:table-cell office:value-type="string" office:string-value="MAILC789" table:formula="of:=&quot;MAIL&quot;&amp;[.B84]" table:style-name="ce1">
            <text:p>MAILC789</text:p>
          </table:table-cell>
          <table:table-cell office:value-type="string" table:style-name="ce1">
            <text:p>NULL</text:p>
          </table:table-cell>
          <table:table-cell office:value-type="string" office:string-value="TELC789" table:formula="of:=&quot;TEL&quot;&amp;[.B84]" table:style-name="ce1">
            <text:p>TELC7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IFI</text:p>
          </table:table-cell>
          <table:table-cell office:value-type="float" office:value="17" table:style-name="ce1">
            <text:p>17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C7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6" table:formula="of:=&quot;FN&quot;&amp;[.A85]" table:style-name="ce1">
            <text:p>FN906</text:p>
          </table:table-cell>
          <table:table-cell office:value-type="string" office:string-value="LNC790" table:formula="of:=&quot;LN&quot;&amp;[.B85]" table:style-name="ce1">
            <text:p>LNC790</text:p>
          </table:table-cell>
          <table:table-cell office:value-type="string" office:string-value="MAILC790" table:formula="of:=&quot;MAIL&quot;&amp;[.B85]" table:style-name="ce1">
            <text:p>MAILC790</text:p>
          </table:table-cell>
          <table:table-cell office:value-type="string" table:style-name="ce1">
            <text:p>NULL</text:p>
          </table:table-cell>
          <table:table-cell office:value-type="string" office:string-value="TELC790" table:formula="of:=&quot;TEL&quot;&amp;[.B85]" table:style-name="ce1">
            <text:p>TELC7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C79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7" table:formula="of:=&quot;FN&quot;&amp;[.A86]" table:style-name="ce1">
            <text:p>FN907</text:p>
          </table:table-cell>
          <table:table-cell office:value-type="string" office:string-value="LNC791" table:formula="of:=&quot;LN&quot;&amp;[.B86]" table:style-name="ce1">
            <text:p>LNC791</text:p>
          </table:table-cell>
          <table:table-cell office:value-type="string" office:string-value="MAILC791" table:formula="of:=&quot;MAIL&quot;&amp;[.B86]" table:style-name="ce1">
            <text:p>MAILC791</text:p>
          </table:table-cell>
          <table:table-cell office:value-type="string" table:style-name="ce1">
            <text:p>NULL</text:p>
          </table:table-cell>
          <table:table-cell office:value-type="string" office:string-value="TELC791" table:formula="of:=&quot;TEL&quot;&amp;[.B86]" table:style-name="ce1">
            <text:p>TELC7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C79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8" table:formula="of:=&quot;FN&quot;&amp;[.A87]" table:style-name="ce1">
            <text:p>FN908</text:p>
          </table:table-cell>
          <table:table-cell office:value-type="string" office:string-value="LNC792" table:formula="of:=&quot;LN&quot;&amp;[.B87]" table:style-name="ce1">
            <text:p>LNC792</text:p>
          </table:table-cell>
          <table:table-cell office:value-type="string" office:string-value="MAILC792" table:formula="of:=&quot;MAIL&quot;&amp;[.B87]" table:style-name="ce1">
            <text:p>MAILC792</text:p>
          </table:table-cell>
          <table:table-cell office:value-type="string" table:style-name="ce1">
            <text:p>NULL</text:p>
          </table:table-cell>
          <table:table-cell office:value-type="string" office:string-value="TELC792" table:formula="of:=&quot;TEL&quot;&amp;[.B87]" table:style-name="ce1">
            <text:p>TELC7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4" table:style-name="ce1">
            <text:p>24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C79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09" table:formula="of:=&quot;FN&quot;&amp;[.A88]" table:style-name="ce1">
            <text:p>FN909</text:p>
          </table:table-cell>
          <table:table-cell office:value-type="string" office:string-value="LNC793" table:formula="of:=&quot;LN&quot;&amp;[.B88]" table:style-name="ce1">
            <text:p>LNC793</text:p>
          </table:table-cell>
          <table:table-cell office:value-type="string" office:string-value="MAILC793" table:formula="of:=&quot;MAIL&quot;&amp;[.B88]" table:style-name="ce1">
            <text:p>MAILC793</text:p>
          </table:table-cell>
          <table:table-cell office:value-type="string" table:style-name="ce1">
            <text:p>NULL</text:p>
          </table:table-cell>
          <table:table-cell office:value-type="string" office:string-value="TELC793" table:formula="of:=&quot;TEL&quot;&amp;[.B88]" table:style-name="ce1">
            <text:p>TELC7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4" table:style-name="ce1">
            <text:p>24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C79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0" table:formula="of:=&quot;FN&quot;&amp;[.A89]" table:style-name="ce1">
            <text:p>FN910</text:p>
          </table:table-cell>
          <table:table-cell office:value-type="string" office:string-value="LNC794" table:formula="of:=&quot;LN&quot;&amp;[.B89]" table:style-name="ce1">
            <text:p>LNC794</text:p>
          </table:table-cell>
          <table:table-cell office:value-type="string" office:string-value="MAILC794" table:formula="of:=&quot;MAIL&quot;&amp;[.B89]" table:style-name="ce1">
            <text:p>MAILC794</text:p>
          </table:table-cell>
          <table:table-cell office:value-type="string" table:style-name="ce1">
            <text:p>NULL</text:p>
          </table:table-cell>
          <table:table-cell office:value-type="string" office:string-value="TELC794" table:formula="of:=&quot;TEL&quot;&amp;[.B89]" table:style-name="ce1">
            <text:p>TELC7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21" table:style-name="ce1">
            <text:p>21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C7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1" table:formula="of:=&quot;FN&quot;&amp;[.A90]" table:style-name="ce1">
            <text:p>FN911</text:p>
          </table:table-cell>
          <table:table-cell office:value-type="string" office:string-value="LNC795" table:formula="of:=&quot;LN&quot;&amp;[.B90]" table:style-name="ce1">
            <text:p>LNC795</text:p>
          </table:table-cell>
          <table:table-cell office:value-type="string" office:string-value="MAILC795" table:formula="of:=&quot;MAIL&quot;&amp;[.B90]" table:style-name="ce1">
            <text:p>MAILC795</text:p>
          </table:table-cell>
          <table:table-cell office:value-type="string" table:style-name="ce1">
            <text:p>NULL</text:p>
          </table:table-cell>
          <table:table-cell office:value-type="string" office:string-value="TELC795" table:formula="of:=&quot;TEL&quot;&amp;[.B90]" table:style-name="ce1">
            <text:p>TELC7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C79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2" table:formula="of:=&quot;FN&quot;&amp;[.A91]" table:style-name="ce1">
            <text:p>FN912</text:p>
          </table:table-cell>
          <table:table-cell office:value-type="string" office:string-value="LNC796" table:formula="of:=&quot;LN&quot;&amp;[.B91]" table:style-name="ce1">
            <text:p>LNC796</text:p>
          </table:table-cell>
          <table:table-cell office:value-type="string" office:string-value="MAILC796" table:formula="of:=&quot;MAIL&quot;&amp;[.B91]" table:style-name="ce1">
            <text:p>MAILC796</text:p>
          </table:table-cell>
          <table:table-cell office:value-type="string" table:style-name="ce1">
            <text:p>NULL</text:p>
          </table:table-cell>
          <table:table-cell office:value-type="string" office:string-value="TELC796" table:formula="of:=&quot;TEL&quot;&amp;[.B91]" table:style-name="ce1">
            <text:p>TELC7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float" office:value="27" table:style-name="ce1">
            <text:p>27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C79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3" table:formula="of:=&quot;FN&quot;&amp;[.A92]" table:style-name="ce1">
            <text:p>FN913</text:p>
          </table:table-cell>
          <table:table-cell office:value-type="string" office:string-value="LNC797" table:formula="of:=&quot;LN&quot;&amp;[.B92]" table:style-name="ce1">
            <text:p>LNC797</text:p>
          </table:table-cell>
          <table:table-cell office:value-type="string" office:string-value="MAILC797" table:formula="of:=&quot;MAIL&quot;&amp;[.B92]" table:style-name="ce1">
            <text:p>MAILC797</text:p>
          </table:table-cell>
          <table:table-cell office:value-type="string" table:style-name="ce1">
            <text:p>NULL</text:p>
          </table:table-cell>
          <table:table-cell office:value-type="string" office:string-value="TELC797" table:formula="of:=&quot;TEL&quot;&amp;[.B92]" table:style-name="ce1">
            <text:p>TELC7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C79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4" table:formula="of:=&quot;FN&quot;&amp;[.A93]" table:style-name="ce1">
            <text:p>FN914</text:p>
          </table:table-cell>
          <table:table-cell office:value-type="string" office:string-value="LNC798" table:formula="of:=&quot;LN&quot;&amp;[.B93]" table:style-name="ce1">
            <text:p>LNC798</text:p>
          </table:table-cell>
          <table:table-cell office:value-type="string" office:string-value="MAILC798" table:formula="of:=&quot;MAIL&quot;&amp;[.B93]" table:style-name="ce1">
            <text:p>MAILC798</text:p>
          </table:table-cell>
          <table:table-cell office:value-type="string" table:style-name="ce1">
            <text:p>NULL</text:p>
          </table:table-cell>
          <table:table-cell office:value-type="string" office:string-value="TELC798" table:formula="of:=&quot;TEL&quot;&amp;[.B93]" table:style-name="ce1">
            <text:p>TELC7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C7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5" table:formula="of:=&quot;FN&quot;&amp;[.A94]" table:style-name="ce1">
            <text:p>FN915</text:p>
          </table:table-cell>
          <table:table-cell office:value-type="string" office:string-value="LNC799" table:formula="of:=&quot;LN&quot;&amp;[.B94]" table:style-name="ce1">
            <text:p>LNC799</text:p>
          </table:table-cell>
          <table:table-cell office:value-type="string" office:string-value="MAILC799" table:formula="of:=&quot;MAIL&quot;&amp;[.B94]" table:style-name="ce1">
            <text:p>MAILC799</text:p>
          </table:table-cell>
          <table:table-cell office:value-type="string" table:style-name="ce1">
            <text:p>NULL</text:p>
          </table:table-cell>
          <table:table-cell office:value-type="string" office:string-value="TELC799" table:formula="of:=&quot;TEL&quot;&amp;[.B94]" table:style-name="ce1">
            <text:p>TELC7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C8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6" table:formula="of:=&quot;FN&quot;&amp;[.A95]" table:style-name="ce1">
            <text:p>FN916</text:p>
          </table:table-cell>
          <table:table-cell office:value-type="string" office:string-value="LNC800" table:formula="of:=&quot;LN&quot;&amp;[.B95]" table:style-name="ce1">
            <text:p>LNC800</text:p>
          </table:table-cell>
          <table:table-cell office:value-type="string" office:string-value="MAILC800" table:formula="of:=&quot;MAIL&quot;&amp;[.B95]" table:style-name="ce1">
            <text:p>MAILC800</text:p>
          </table:table-cell>
          <table:table-cell office:value-type="string" table:style-name="ce1">
            <text:p>NULL</text:p>
          </table:table-cell>
          <table:table-cell office:value-type="string" office:string-value="TELC800" table:formula="of:=&quot;TEL&quot;&amp;[.B95]" table:style-name="ce1">
            <text:p>TELC8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C8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7" table:formula="of:=&quot;FN&quot;&amp;[.A96]" table:style-name="ce1">
            <text:p>FN917</text:p>
          </table:table-cell>
          <table:table-cell office:value-type="string" office:string-value="LNC801" table:formula="of:=&quot;LN&quot;&amp;[.B96]" table:style-name="ce1">
            <text:p>LNC801</text:p>
          </table:table-cell>
          <table:table-cell office:value-type="string" office:string-value="MAILC801" table:formula="of:=&quot;MAIL&quot;&amp;[.B96]" table:style-name="ce1">
            <text:p>MAILC801</text:p>
          </table:table-cell>
          <table:table-cell office:value-type="string" table:style-name="ce1">
            <text:p>NULL</text:p>
          </table:table-cell>
          <table:table-cell office:value-type="string" office:string-value="TELC801" table:formula="of:=&quot;TEL&quot;&amp;[.B96]" table:style-name="ce1">
            <text:p>TELC8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C8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8" table:formula="of:=&quot;FN&quot;&amp;[.A97]" table:style-name="ce1">
            <text:p>FN918</text:p>
          </table:table-cell>
          <table:table-cell office:value-type="string" office:string-value="LNC802" table:formula="of:=&quot;LN&quot;&amp;[.B97]" table:style-name="ce1">
            <text:p>LNC802</text:p>
          </table:table-cell>
          <table:table-cell office:value-type="string" office:string-value="MAILC802" table:formula="of:=&quot;MAIL&quot;&amp;[.B97]" table:style-name="ce1">
            <text:p>MAILC802</text:p>
          </table:table-cell>
          <table:table-cell office:value-type="string" table:style-name="ce1">
            <text:p>NULL</text:p>
          </table:table-cell>
          <table:table-cell office:value-type="string" office:string-value="TELC802" table:formula="of:=&quot;TEL&quot;&amp;[.B97]" table:style-name="ce1">
            <text:p>TELC8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896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C8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19" table:formula="of:=&quot;FN&quot;&amp;[.A98]" table:style-name="ce1">
            <text:p>FN919</text:p>
          </table:table-cell>
          <table:table-cell office:value-type="string" office:string-value="LNC803" table:formula="of:=&quot;LN&quot;&amp;[.B98]" table:style-name="ce1">
            <text:p>LNC803</text:p>
          </table:table-cell>
          <table:table-cell office:value-type="string" office:string-value="MAILC803" table:formula="of:=&quot;MAIL&quot;&amp;[.B98]" table:style-name="ce1">
            <text:p>MAILC803</text:p>
          </table:table-cell>
          <table:table-cell office:value-type="string" table:style-name="ce1">
            <text:p>NULL</text:p>
          </table:table-cell>
          <table:table-cell office:value-type="string" office:string-value="TELC803" table:formula="of:=&quot;TEL&quot;&amp;[.B98]" table:style-name="ce1">
            <text:p>TELC8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C8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20" table:formula="of:=&quot;FN&quot;&amp;[.A99]" table:style-name="ce1">
            <text:p>FN920</text:p>
          </table:table-cell>
          <table:table-cell office:value-type="string" office:string-value="LNC804" table:formula="of:=&quot;LN&quot;&amp;[.B99]" table:style-name="ce1">
            <text:p>LNC804</text:p>
          </table:table-cell>
          <table:table-cell office:value-type="string" office:string-value="MAILC804" table:formula="of:=&quot;MAIL&quot;&amp;[.B99]" table:style-name="ce1">
            <text:p>MAILC804</text:p>
          </table:table-cell>
          <table:table-cell office:value-type="string" table:style-name="ce1">
            <text:p>NULL</text:p>
          </table:table-cell>
          <table:table-cell office:value-type="string" office:string-value="TELC804" table:formula="of:=&quot;TEL&quot;&amp;[.B99]" table:style-name="ce1">
            <text:p>TELC8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C8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21" table:formula="of:=&quot;FN&quot;&amp;[.A100]" table:style-name="ce1">
            <text:p>FN921</text:p>
          </table:table-cell>
          <table:table-cell office:value-type="string" office:string-value="LNC805" table:formula="of:=&quot;LN&quot;&amp;[.B100]" table:style-name="ce1">
            <text:p>LNC805</text:p>
          </table:table-cell>
          <table:table-cell office:value-type="string" office:string-value="MAILC805" table:formula="of:=&quot;MAIL&quot;&amp;[.B100]" table:style-name="ce1">
            <text:p>MAILC805</text:p>
          </table:table-cell>
          <table:table-cell office:value-type="string" table:style-name="ce1">
            <text:p>NULL</text:p>
          </table:table-cell>
          <table:table-cell office:value-type="string" office:string-value="TELC805" table:formula="of:=&quot;TEL&quot;&amp;[.B100]" table:style-name="ce1">
            <text:p>TELC8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Partner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C8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923" table:formula="of:=&quot;FN&quot;&amp;[.A101]" table:style-name="ce1">
            <text:p>FN923</text:p>
          </table:table-cell>
          <table:table-cell office:value-type="string" office:string-value="LNC807" table:formula="of:=&quot;LN&quot;&amp;[.B101]" table:style-name="ce1">
            <text:p>LNC807</text:p>
          </table:table-cell>
          <table:table-cell office:value-type="string" office:string-value="MAILC807" table:formula="of:=&quot;MAIL&quot;&amp;[.B101]" table:style-name="ce1">
            <text:p>MAILC807</text:p>
          </table:table-cell>
          <table:table-cell office:value-type="string" table:style-name="ce1">
            <text:p>NULL</text:p>
          </table:table-cell>
          <table:table-cell office:value-type="string" office:string-value="TELC807" table:formula="of:=&quot;TEL&quot;&amp;[.B101]" table:style-name="ce1">
            <text:p>TELC8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NUL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4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/>
      <number:text>.</number:text>
      <number:month number:style="long"/>
      <number:text>.</number:text>
      <number:day number:style="long"/>
      <number:text>.</number:text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Oldal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526</meta:generator>
    <meta:initial-creator>phpMyAdmin 5.2.1</meta:initial-creator>
    <dc:creator>Adrian Kovacs</dc:creator>
    <meta:creation-date>2025-03-24T16:02:58Z</meta:creation-date>
    <dc:date>2025-03-26T12:43:23Z</dc:date>
    <meta:editing-cycles>1</meta:editing-cycles>
    <meta:editing-duration>PT132S</meta:editing-duration>
  </office:meta>
</office:document-meta>
</file>